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000000010E1A9A15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Tahoma1" svg:font-family="Tahoma"/>
    <style:font-face style:name="Berylium" svg:font-family="Berylium" style:font-adornments="Félkövér dőlt" style:font-pitch="variable"/>
    <style:font-face style:name="FreeSerif2" svg:font-family="FreeSerif" style:font-adornments="Félkövér dőlt" style:font-pitch="variable"/>
    <style:font-face style:name="FreeSerif3" svg:font-family="FreeSerif" style:font-adornments="Normál" style:font-pitch="variable"/>
    <style:font-face style:name="Mufferaw" svg:font-family="Mufferaw" style:font-adornments="Félkövér" style:font-pitch="variable"/>
    <style:font-face style:name="Thryomanes" svg:font-family="Thryomanes" style:font-adornments="Félkövér" style:font-pitch="variable"/>
    <style:font-face style:name="FreeSerif4" svg:font-family="FreeSerif" style:font-family-generic="roman" style:font-pitch="variable"/>
    <style:font-face style:name="FreeSerif" svg:font-family="FreeSerif" style:font-adornments="Dőlt" style:font-family-generic="roman" style:font-pitch="variable"/>
    <style:font-face style:name="FreeSerif1" svg:font-family="FreeSerif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Dőlt" style:font-family-generic="swiss" style:font-pitch="variable"/>
    <style:font-face style:name="Verdana" svg:font-family="Verdana" style:font-adornments="Normá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szi_5f_regeneralodas" style:display-name="pszi_regeneralodas" style:family="table" style:master-page-name="">
      <style:table-properties style:width="11.682cm" style:page-number="0" table:align="left" style:may-break-between-rows="false"/>
    </style:style>
    <style:style style:name="pszi_5f_regeneralodas.A" style:display-name="pszi_regeneralodas.A" style:family="table-column">
      <style:table-column-properties style:column-width="3.399cm"/>
    </style:style>
    <style:style style:name="pszi_5f_regeneralodas.B" style:display-name="pszi_regeneralodas.B" style:family="table-column">
      <style:table-column-properties style:column-width="2.071cm"/>
    </style:style>
    <style:style style:name="pszi_5f_regeneralodas.A1" style:display-name="pszi_regeneraloda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szi_5f_regeneralodas.B1" style:display-name="pszi_regeneralodas.B1" style:family="table-cell">
      <style:table-cell-properties fo:padding="0.097cm" fo:border="0.002cm solid #000000"/>
    </style:style>
    <style:style style:name="pszi_5f_regeneralodas.B2" style:display-name="pszi_regeneralodas.B2" style:family="table-cell">
      <style:table-cell-properties fo:padding="0.097cm" fo:border-left="0.002cm solid #000000" fo:border-right="none" fo:border-top="none" fo:border-bottom="0.002cm solid #000000"/>
    </style:style>
    <style:style style:name="pszi_5f_regeneralodas.E2" style:display-name="pszi_regeneraloda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szi_5f_regeneralodas.B4" style:display-name="pszi_regeneralodas.B4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pszi_5f_regeneralodas.E4" style:display-name="pszi_regeneralodas.E4" style:family="table-cell">
      <style:table-cell-properties fo:background-color="#ff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a1" style:family="table">
      <style:table-properties style:width="16.999cm" table:align="margins"/>
    </style:style>
    <style:style style:name="Tábla1.A" style:family="table-column">
      <style:table-column-properties style:column-width="16.999cm" style:rel-column-width="65535*"/>
    </style:style>
    <style:style style:name="Tábla1.A1" style:family="table-cell">
      <style:table-cell-properties fo:padding="0.097cm" fo:border="0.002cm solid #000000"/>
    </style:style>
    <style:style style:name="Táblázat2" style:family="table">
      <style:table-properties style:width="20.158cm" fo:margin-left="0cm" fo:margin-right="-0.559cm" table:align="margins" style:may-break-between-rows="true"/>
    </style:style>
    <style:style style:name="Táblázat2.A" style:family="table-column">
      <style:table-column-properties style:column-width="2.805cm" style:rel-column-width="9120*"/>
    </style:style>
    <style:style style:name="Táblázat2.B" style:family="table-column">
      <style:table-column-properties style:column-width="4.583cm" style:rel-column-width="14897*"/>
    </style:style>
    <style:style style:name="Táblázat2.C" style:family="table-column">
      <style:table-column-properties style:column-width="2.138cm" style:rel-column-width="6951*"/>
    </style:style>
    <style:style style:name="Táblázat2.D" style:family="table-column">
      <style:table-column-properties style:column-width="2.14cm" style:rel-column-width="6956*"/>
    </style:style>
    <style:style style:name="Táblázat2.H" style:family="table-column">
      <style:table-column-properties style:column-width="2.074cm" style:rel-column-width="6743*"/>
    </style:style>
    <style:style style:name="Táblázat2.1" style:family="table-row">
      <style:table-row-properties style:min-row-height="0.559cm" style:keep-together="false" fo:keep-together="always"/>
    </style:style>
    <style:style style:name="Táblázat2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2.B1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2.C1" style:family="table-cell">
      <style:table-cell-properties style:vertical-align="middle" fo:background-color="#e6e6e6" fo:padding="0.097cm" fo:border-left="0.002cm solid #000000" fo:border-right="0.035cm solid #000000" fo:border-top="0.002cm solid #000000" fo:border-bottom="0.002cm solid #000000">
        <style:background-image/>
      </style:table-cell-properties>
    </style:style>
    <style:style style:name="Táblázat2.H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áblázat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2.B2" style:family="table-cell">
      <style:table-cell-properties style:vertical-align="middle"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áblázat2.C2" style:family="table-cell">
      <style:table-cell-properties style:vertical-align="middle" fo:background-color="transparent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Táblázat2.H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.3" style:family="table-row">
      <style:table-row-properties style:min-row-height="0.323cm" style:keep-together="false" fo:keep-together="always"/>
    </style:style>
    <style:style style:name="Táblázat2.A3" style:family="table-cell">
      <style:table-cell-properties style:vertical-align="middle"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áblázat2.C3" style:family="table-cell">
      <style:table-cell-properties style:vertical-align="middle" fo:background-color="#999999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Táblázat2.H3" style:family="table-cell">
      <style:table-cell-properties style:vertical-align="middle"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5" style:family="table">
      <style:table-properties style:width="20.158cm" fo:margin-left="0cm" fo:margin-right="-0.559cm" table:align="margins" style:may-break-between-rows="true"/>
    </style:style>
    <style:style style:name="Táblázat5.A" style:family="table-column">
      <style:table-column-properties style:column-width="2.803cm" style:rel-column-width="9114*"/>
    </style:style>
    <style:style style:name="Táblázat5.B" style:family="table-column">
      <style:table-column-properties style:column-width="4.574cm" style:rel-column-width="14872*"/>
    </style:style>
    <style:style style:name="Táblázat5.C" style:family="table-column">
      <style:table-column-properties style:column-width="2.136cm" style:rel-column-width="6947*"/>
    </style:style>
    <style:style style:name="Táblázat5.H" style:family="table-column">
      <style:table-column-properties style:column-width="2.096cm" style:rel-column-width="6814*"/>
    </style:style>
    <style:style style:name="Táblázat5.A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áblázat5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5.B2" style:family="table-cell">
      <style:table-cell-properties style:vertical-align="middle"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áblázat5.C2" style:family="table-cell">
      <style:table-cell-properties style:vertical-align="middle" fo:background-color="#cccccc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Táblázat5.H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5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5.C3" style:family="table-cell">
      <style:table-cell-properties style:vertical-align="middle" fo:background-color="transparent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Táblázat5.H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3" style:family="table">
      <style:table-properties style:width="20.168cm" fo:margin-left="0cm" fo:margin-right="-0.57cm" table:align="margins" style:may-break-between-rows="true"/>
    </style:style>
    <style:style style:name="Táblázat3.A" style:family="table-column">
      <style:table-column-properties style:column-width="2.969cm" style:rel-column-width="9647*"/>
    </style:style>
    <style:style style:name="Táblázat3.B" style:family="table-column">
      <style:table-column-properties style:column-width="4.399cm" style:rel-column-width="14293*"/>
    </style:style>
    <style:style style:name="Táblázat3.C" style:family="table-column">
      <style:table-column-properties style:column-width="2.136cm" style:rel-column-width="6940*"/>
    </style:style>
    <style:style style:name="Táblázat3.H" style:family="table-column">
      <style:table-column-properties style:column-width="2.122cm" style:rel-column-width="6895*"/>
    </style:style>
    <style:style style:name="Táblázat3.A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áblázat3.A2" style:family="table-cell">
      <style:table-cell-properties style:vertical-align="middle" fo:background-color="#b3b3b3" fo:padding="0.097cm" fo:border-left="0.002cm solid #000000" fo:border-right="none" fo:border-top="none" fo:border-bottom="0.002cm solid #000000">
        <style:background-image/>
      </style:table-cell-properties>
    </style:style>
    <style:style style:name="Táblázat3.B2" style:family="table-cell">
      <style:table-cell-properties style:vertical-align="middle"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áblázat3.C2" style:family="table-cell">
      <style:table-cell-properties style:vertical-align="middle" fo:background-color="#b3b3b3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Táblázat3.H2" style:family="table-cell">
      <style:table-cell-properties style:vertical-align="middle" fo:background-color="#b3b3b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3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3.C3" style:family="table-cell">
      <style:table-cell-properties style:vertical-align="middle" fo:background-color="transparent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Táblázat3.H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" style:family="table">
      <style:table-properties style:width="20.168cm" fo:margin-left="0cm" fo:margin-right="-0.57cm" table:align="margins" style:may-break-between-rows="true"/>
    </style:style>
    <style:style style:name="Táblázat1.A" style:family="table-column">
      <style:table-column-properties style:column-width="2.969cm" style:rel-column-width="9647*"/>
    </style:style>
    <style:style style:name="Táblázat1.B" style:family="table-column">
      <style:table-column-properties style:column-width="4.399cm" style:rel-column-width="14293*"/>
    </style:style>
    <style:style style:name="Táblázat1.C" style:family="table-column">
      <style:table-column-properties style:column-width="2.136cm" style:rel-column-width="6940*"/>
    </style:style>
    <style:style style:name="Táblázat1.H" style:family="table-column">
      <style:table-column-properties style:column-width="2.122cm" style:rel-column-width="6895*"/>
    </style:style>
    <style:style style:name="Táblázat1.A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áblázat1.A2" style:family="table-cell">
      <style:table-cell-properties style:vertical-align="middle" fo:background-color="#b3b3b3" fo:padding="0.097cm" fo:border-left="0.002cm solid #000000" fo:border-right="none" fo:border-top="none" fo:border-bottom="0.002cm solid #000000">
        <style:background-image/>
      </style:table-cell-properties>
    </style:style>
    <style:style style:name="Táblázat1.B2" style:family="table-cell">
      <style:table-cell-properties style:vertical-align="middle"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áblázat1.C2" style:family="table-cell">
      <style:table-cell-properties style:vertical-align="middle" fo:background-color="#b3b3b3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Táblázat1.H2" style:family="table-cell">
      <style:table-cell-properties style:vertical-align="middle" fo:background-color="#b3b3b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.C3" style:family="table-cell">
      <style:table-cell-properties style:vertical-align="middle" fo:background-color="transparent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Táblázat1.H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a7" style:family="table">
      <style:table-properties style:width="8.498cm" style:rel-width="50%" table:align="left"/>
    </style:style>
    <style:style style:name="Tábla7.A" style:family="table-column">
      <style:table-column-properties style:column-width="2.118cm" style:rel-column-width="1201*"/>
    </style:style>
    <style:style style:name="Tábla7.B" style:family="table-column">
      <style:table-column-properties style:column-width="6.38cm" style:rel-column-width="3617*"/>
    </style:style>
    <style:style style:name="Tá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a7.B1" style:family="table-cell">
      <style:table-cell-properties fo:padding="0.097cm" fo:border="0.002cm solid #000000"/>
    </style:style>
    <style:style style:name="Tábla7.A2" style:family="table-cell">
      <style:table-cell-properties fo:padding="0.097cm" fo:border-left="0.002cm solid #000000" fo:border-right="none" fo:border-top="none" fo:border-bottom="0.002cm solid #000000"/>
    </style:style>
    <style:style style:name="Tá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a6" style:family="table">
      <style:table-properties style:width="8.498cm" style:rel-width="50%" table:align="left"/>
    </style:style>
    <style:style style:name="Tábla6.A" style:family="table-column">
      <style:table-column-properties style:column-width="2.118cm" style:rel-column-width="1201*"/>
    </style:style>
    <style:style style:name="Tábla6.B" style:family="table-column">
      <style:table-column-properties style:column-width="6.38cm" style:rel-column-width="3617*"/>
    </style:style>
    <style:style style:name="Tá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a6.B1" style:family="table-cell">
      <style:table-cell-properties fo:padding="0.097cm" fo:border="0.002cm solid #000000"/>
    </style:style>
    <style:style style:name="Tábla6.A2" style:family="table-cell">
      <style:table-cell-properties fo:padding="0.097cm" fo:border-left="0.002cm solid #000000" fo:border-right="none" fo:border-top="none" fo:border-bottom="0.002cm solid #000000"/>
    </style:style>
    <style:style style:name="Tá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a5" style:family="table">
      <style:table-properties style:width="8.498cm" style:rel-width="50%" table:align="left"/>
    </style:style>
    <style:style style:name="Tábla5.A" style:family="table-column">
      <style:table-column-properties style:column-width="2.118cm" style:rel-column-width="1201*"/>
    </style:style>
    <style:style style:name="Tábla5.B" style:family="table-column">
      <style:table-column-properties style:column-width="6.38cm" style:rel-column-width="3617*"/>
    </style:style>
    <style:style style:name="Tá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a5.B1" style:family="table-cell">
      <style:table-cell-properties fo:padding="0.097cm" fo:border="0.002cm solid #000000"/>
    </style:style>
    <style:style style:name="Tábla5.A2" style:family="table-cell">
      <style:table-cell-properties fo:padding="0.097cm" fo:border-left="0.002cm solid #000000" fo:border-right="none" fo:border-top="none" fo:border-bottom="0.002cm solid #000000"/>
    </style:style>
    <style:style style:name="Tá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a4" style:family="table">
      <style:table-properties style:width="8.498cm" style:rel-width="50%" table:align="left"/>
    </style:style>
    <style:style style:name="Tábla4.A" style:family="table-column">
      <style:table-column-properties style:column-width="2.118cm" style:rel-column-width="1201*"/>
    </style:style>
    <style:style style:name="Tábla4.B" style:family="table-column">
      <style:table-column-properties style:column-width="6.38cm" style:rel-column-width="3617*"/>
    </style:style>
    <style:style style:name="Tá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a4.B1" style:family="table-cell">
      <style:table-cell-properties fo:padding="0.097cm" fo:border="0.002cm solid #000000"/>
    </style:style>
    <style:style style:name="Tábla4.A2" style:family="table-cell">
      <style:table-cell-properties fo:padding="0.097cm" fo:border-left="0.002cm solid #000000" fo:border-right="none" fo:border-top="none" fo:border-bottom="0.002cm solid #000000"/>
    </style:style>
    <style:style style:name="Tá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a2" style:family="table">
      <style:table-properties style:width="18.173cm" table:align="left" style:may-break-between-rows="false"/>
    </style:style>
    <style:style style:name="Tábla2.A" style:family="table-column">
      <style:table-column-properties style:column-width="4.934cm"/>
    </style:style>
    <style:style style:name="Tábla2.B" style:family="table-column">
      <style:table-column-properties style:column-width="1.819cm"/>
    </style:style>
    <style:style style:name="Tábla2.C" style:family="table-column">
      <style:table-column-properties style:column-width="2.284cm"/>
    </style:style>
    <style:style style:name="Tábla2.A1" style:family="table-cell">
      <style:table-cell-properties fo:background-color="#cccccc" fo:padding="0.097cm" fo:border="0.002cm solid #000000">
        <style:background-image/>
      </style:table-cell-properties>
    </style:style>
    <style:style style:name="Tábla2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ábla2.B2" style:family="table-cell">
      <style:table-cell-properties fo:background-color="#e6e6e6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Tábla2.G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a2.A3" style:family="table-cell">
      <style:table-cell-properties fo:padding="0.097cm" fo:border-left="0.002cm solid #000000" fo:border-right="none" fo:border-top="none" fo:border-bottom="0.002cm solid #000000"/>
    </style:style>
    <style:style style:name="Tábla2.B3" style:family="table-cell">
      <style:table-cell-properties fo:padding="0.097cm" fo:border-left="0.002cm solid #000000" fo:border-right="0.035cm solid #000000" fo:border-top="none" fo:border-bottom="0.002cm solid #000000"/>
    </style:style>
    <style:style style:name="Tábla2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a2.C5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a2.F15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ábla2.G15" style:family="table-cell">
      <style:table-cell-properties fo:background-color="#ff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Heading_20_4">
      <style:paragraph-properties fo:break-before="page"/>
    </style:style>
    <style:style style:name="P3" style:family="paragraph" style:parent-style-name="Standard">
      <style:paragraph-properties fo:break-before="page" fo:background-color="transparent">
        <style:tab-stops>
          <style:tab-stop style:position="16.999cm"/>
        </style:tab-stops>
        <style:background-image/>
      </style:paragraph-properties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ext_20_body">
      <style:paragraph-properties fo:text-align="start" style:justify-single-word="false" fo:break-before="page"/>
      <style:text-properties fo:font-size="9pt" style:font-size-asian="9pt" style:font-size-complex="9pt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background-color="transparent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text-line-through-style="solid" fo:font-size="9pt" style:font-size-asian="9pt" style:font-size-complex="9pt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use-window-font-color="true" fo:font-size="9pt" fo:background-color="transparent" style:font-size-asian="9pt" style:font-size-complex="9pt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size="9pt" fo:background-color="transparent" style:font-size-asian="9pt" style:font-size-complex="9pt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color="#b3b3b3" style:text-line-through-style="solid"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background-color="#ffcc99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ffffff"/>
    </style:style>
    <style:style style:name="P17" style:family="paragraph" style:parent-style-name="Text_20_body">
      <style:paragraph-properties fo:margin-left="0cm" fo:margin-right="0cm" fo:text-indent="0cm" style:auto-text-indent="false" fo:background-color="#ff0000">
        <style:background-image/>
      </style:paragraph-properties>
      <style:text-properties fo:background-color="transparent"/>
    </style:style>
    <style:style style:name="P18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font-size="8pt" style:font-size-asian="8pt" style:font-size-complex="8pt"/>
    </style:style>
    <style:style style:name="P19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font-size="8pt" style:font-size-asian="8pt" style:font-size-complex="8pt"/>
    </style:style>
    <style:style style:name="P20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color="#ffffff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color="#ffffff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Text_20_body">
      <style:text-properties fo:background-color="transparent"/>
    </style:style>
    <style:style style:name="P25" style:family="paragraph" style:parent-style-name="Text_20_body">
      <style:text-properties fo:font-size="9pt" fo:background-color="transparent" style:font-size-asian="9pt" style:font-size-complex="9pt"/>
    </style:style>
    <style:style style:name="P26" style:family="paragraph" style:parent-style-name="Text_20_body">
      <style:paragraph-properties fo:text-align="start" style:justify-single-word="false"/>
      <style:text-properties fo:font-size="9pt" style:font-size-asian="9pt" style:font-size-complex="9pt"/>
    </style:style>
    <style:style style:name="P27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28" style:family="paragraph" style:parent-style-name="Text_20_body">
      <style:paragraph-properties fo:text-align="center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29" style:family="paragraph" style:parent-style-name="Text_20_body">
      <style:text-properties fo:background-color="#ffffcc"/>
    </style:style>
    <style:style style:name="P30" style:family="paragraph" style:parent-style-name="Text_20_body">
      <style:text-properties style:text-underline-style="none" fo:font-weight="normal" style:font-weight-asian="normal" style:font-weight-complex="normal"/>
    </style:style>
    <style:style style:name="P31" style:family="paragraph" style:parent-style-name="Text_20_body">
      <style:text-properties fo:background-color="#ff0000"/>
    </style:style>
    <style:style style:name="P32" style:family="paragraph" style:parent-style-name="Text_20_body">
      <style:paragraph-properties fo:text-align="start" style:justify-single-word="false"/>
      <style:text-properties style:use-window-font-color="true" fo:font-size="9pt" fo:font-style="normal" fo:background-color="transparent" style:font-size-asian="9pt" style:font-style-asian="normal" style:font-size-complex="9pt" style:font-style-complex="normal"/>
    </style:style>
    <style:style style:name="P33" style:family="paragraph" style:parent-style-name="Text_20_body">
      <style:paragraph-properties fo:text-align="start" style:justify-single-word="false"/>
      <style:text-properties style:use-window-font-color="true" fo:font-size="9pt" fo:background-color="transparent" style:font-size-asian="9pt" style:font-size-complex="9pt"/>
    </style:style>
    <style:style style:name="P34" style:family="paragraph" style:parent-style-name="Text_20_body">
      <style:paragraph-properties fo:text-align="start" style:justify-single-word="false"/>
      <style:text-properties style:use-window-font-color="true" fo:font-size="9pt" fo:background-color="#ffff99" style:font-size-asian="9pt" style:font-size-complex="9pt"/>
    </style:style>
    <style:style style:name="P35" style:family="paragraph" style:parent-style-name="Text_20_body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6" style:family="paragraph" style:parent-style-name="Text_20_body">
      <style:text-properties fo:color="#b3b3b3" style:text-line-through-style="solid"/>
    </style:style>
    <style:style style:name="P37" style:family="paragraph" style:parent-style-name="Text_20_body">
      <style:text-properties fo:color="#b3b3b3" style:text-line-through-style="solid" fo:background-color="#ff6633"/>
    </style:style>
    <style:style style:name="P38" style:family="paragraph" style:parent-style-name="_5b_RPG_5d__20_Táblázattartalom_20_2">
      <style:text-properties style:use-window-font-color="true" fo:font-size="9pt" fo:background-color="transparent" style:font-size-asian="9pt" style:font-size-complex="9pt"/>
    </style:style>
    <style:style style:name="P39" style:family="paragraph" style:parent-style-name="_5b_RPG_5d__20_Táblázattartalom_20_2">
      <style:paragraph-properties fo:text-align="center" style:justify-single-word="false"/>
      <style:text-properties style:use-window-font-color="true" fo:font-size="9pt" fo:background-color="transparent" style:font-size-asian="9pt" style:font-size-complex="9pt"/>
    </style:style>
    <style:style style:name="P40" style:family="paragraph" style:parent-style-name="_5b_RPG_5d__20_Táblázattartalom_20_2">
      <style:paragraph-properties fo:text-align="start" style:justify-single-word="false"/>
      <style:text-properties style:use-window-font-color="true" fo:font-size="9pt" fo:background-color="transparent" style:font-size-asian="9pt" style:font-size-complex="9pt"/>
    </style:style>
    <style:style style:name="P41" style:family="paragraph" style:parent-style-name="_5b_RPG_5d__20_Táblázattartalom_20_2">
      <style:paragraph-properties fo:text-align="start" style:justify-single-word="false"/>
      <style:text-properties style:use-window-font-color="true" fo:font-size="9pt" fo:font-style="normal" fo:background-color="transparent" style:font-size-asian="9pt" style:font-style-asian="normal" style:font-size-complex="9pt" style:font-style-complex="normal"/>
    </style:style>
    <style:style style:name="P42" style:family="paragraph" style:parent-style-name="_5b_RPG_5d__20_Táblázattartalom_20_2">
      <style:text-properties style:use-window-font-color="true" fo:font-size="9pt" fo:font-style="italic" fo:background-color="transparent" style:font-size-asian="9pt" style:font-style-asian="italic" style:font-size-complex="9pt" style:font-style-complex="italic"/>
    </style:style>
    <style:style style:name="P43" style:family="paragraph" style:parent-style-name="_5b_RPG_5d__20_Táblázattartalom_20_2">
      <style:paragraph-properties fo:text-align="start" style:justify-single-word="false"/>
      <style:text-properties style:use-window-font-color="true" fo:font-size="9pt" fo:font-style="italic" fo:background-color="transparent" style:font-size-asian="9pt" style:font-style-asian="italic" style:font-size-complex="9pt" style:font-style-complex="italic"/>
    </style:style>
    <style:style style:name="P44" style:family="paragraph" style:parent-style-name="_5b_RPG_5d__20_Táblázattartalom_20_2">
      <style:text-properties style:use-window-font-color="true" fo:background-color="transparent"/>
    </style:style>
    <style:style style:name="P45" style:family="paragraph" style:parent-style-name="_5b_RPG_5d__20_Táblázattartalom_20_2">
      <style:text-properties style:use-window-font-color="true" fo:font-size="11pt" fo:font-weight="bold" fo:background-color="transparent" style:font-size-asian="11pt" style:font-weight-asian="bold" style:font-size-complex="11pt" style:font-weight-complex="bold"/>
    </style:style>
    <style:style style:name="P46" style:family="paragraph" style:parent-style-name="_5b_RPG_5d__20_Táblázattartalom_20_2">
      <style:paragraph-properties fo:text-align="center" style:justify-single-word="false"/>
      <style:text-properties style:use-window-font-color="true" fo:font-size="8pt" fo:background-color="transparent" style:font-size-asian="8pt" style:font-size-complex="8pt"/>
    </style:style>
    <style:style style:name="P47" style:family="paragraph" style:parent-style-name="_5b_RPG_5d__20_Táblázattartalom_20_2">
      <style:paragraph-properties fo:text-align="start" style:justify-single-word="false"/>
      <style:text-properties style:use-window-font-color="true" fo:font-size="8pt" fo:font-style="normal" fo:background-color="transparent" style:font-size-asian="8pt" style:font-style-asian="normal" style:font-size-complex="8pt" style:font-style-complex="normal"/>
    </style:style>
    <style:style style:name="P48" style:family="paragraph" style:parent-style-name="_5b_RPG_5d__20_Táblázattartalom_20_2">
      <style:paragraph-properties fo:text-align="start" style:justify-single-word="false"/>
      <style:text-properties fo:font-size="9pt" style:font-size-asian="9pt" style:font-size-complex="9pt"/>
    </style:style>
    <style:style style:name="P49" style:family="paragraph" style:parent-style-name="_5b_RPG_5d__20_Táblázattartalom_20_2">
      <style:paragraph-properties fo:text-align="center" style:justify-single-word="false"/>
      <style:text-properties fo:font-size="9pt" style:font-size-asian="9pt" style:font-size-complex="9pt"/>
    </style:style>
    <style:style style:name="P50" style:family="paragraph" style:parent-style-name="_5b_RPG_5d__20_Táblázattartalom_20_2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51" style:family="paragraph" style:parent-style-name="_5b_RPG_5d__20_Táblázattartalom_20_2">
      <style:text-properties fo:color="#b3b3b3"/>
    </style:style>
    <style:style style:name="P52" style:family="paragraph" style:parent-style-name="_5b_RPG_5d__20_Táblázattartalom_20_2">
      <style:text-properties fo:color="#b3b3b3" fo:font-size="8pt" style:font-size-asian="8pt" style:font-size-complex="8pt"/>
    </style:style>
    <style:style style:name="P53" style:family="paragraph" style:parent-style-name="_5b_RPG_5d__20_Táblázatfejléc">
      <style:paragraph-properties fo:text-align="center" style:justify-single-word="false"/>
      <style:text-properties fo:font-size="9pt" style:font-size-asian="9pt" style:font-size-complex="9pt"/>
    </style:style>
    <style:style style:name="P54" style:family="paragraph" style:parent-style-name="_5b_RPG_5d__20_Táblázatfejléc">
      <style:text-properties fo:font-size="9pt" fo:font-style="normal" style:font-size-asian="9pt" style:font-style-asian="normal" style:font-size-complex="9pt" style:font-style-complex="normal"/>
    </style:style>
    <style:style style:name="P55" style:family="paragraph" style:parent-style-name="_5b_RPG_5d__20_Táblázatfejléc">
      <style:text-properties fo:font-size="9pt" fo:font-style="italic" style:font-size-asian="9pt" style:font-style-asian="italic" style:font-size-complex="9pt" style:font-style-complex="italic"/>
    </style:style>
    <style:style style:name="P56" style:family="paragraph" style:parent-style-name="_5b_RPG_5d__20_Táblázatfejléc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57" style:family="paragraph" style:parent-style-name="_5b_RPG_5d__20_Táblázatfejléc">
      <style:text-properties fo:color="#b3b3b3" fo:font-size="8pt" style:font-size-asian="8pt" style:font-size-complex="8pt"/>
    </style:style>
    <style:style style:name="P58" style:family="paragraph" style:parent-style-name="_5b_RPG_5d__20_Táblázatfejléc">
      <style:text-properties fo:color="#b3b3b3" fo:font-size="9pt" style:font-size-asian="9pt" style:font-size-complex="9pt"/>
    </style:style>
    <style:style style:name="P59" style:family="paragraph" style:parent-style-name="_5b_RPG_5d__20_Táblázattartalom_20_2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fo:background-color="transparent" style:font-size-asian="9pt" style:font-style-asian="normal" style:font-size-complex="9pt" style:font-style-complex="normal"/>
    </style:style>
    <style:style style:name="P60" style:family="paragraph" style:parent-style-name="_5b_RPG_5d__20_Táblázattartalom_20_2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fo:background-color="#ff0000" style:font-size-asian="9pt" style:font-style-asian="normal" style:font-size-complex="9pt" style:font-style-complex="normal"/>
    </style:style>
    <style:style style:name="P61" style:family="paragraph" style:parent-style-name="_5b_RPG_5d__20_Táblázattartalom_20_2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fo:background-color="#ffffcc" style:font-size-asian="9pt" style:font-style-asian="normal" style:font-size-complex="9pt" style:font-style-complex="normal"/>
    </style:style>
    <style:style style:name="P62" style:family="paragraph" style:parent-style-name="_5b_RPG_5d__20_Táblázattartalom_20_2">
      <style:paragraph-properties fo:text-align="center" style:justify-single-word="false" fo:background-color="transparent">
        <style:background-image/>
      </style:paragraph-properties>
      <style:text-properties style:use-window-font-color="true" fo:font-size="9pt" fo:background-color="transparent" style:font-size-asian="9pt" style:font-size-complex="9pt"/>
    </style:style>
    <style:style style:name="P63" style:family="paragraph" style:parent-style-name="_5b_RPG_5d__20_Táblázattartalom_20_2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background-color="transparent" style:font-size-asian="9pt" style:font-size-complex="9pt"/>
    </style:style>
    <style:style style:name="P64" style:family="paragraph" style:parent-style-name="_5b_RPG_5d__20_Táblázattartalom_20_2">
      <style:paragraph-properties fo:background-color="transparent">
        <style:background-image/>
      </style:paragraph-properties>
      <style:text-properties fo:color="#b3b3b3"/>
    </style:style>
    <style:style style:name="P65" style:family="paragraph" style:parent-style-name="_5b_RPG_5d__20_Táblázattartalom_20_2">
      <style:paragraph-properties fo:background-color="transparent">
        <style:background-image/>
      </style:paragraph-properties>
      <style:text-properties fo:color="#b3b3b3" fo:font-size="8pt" style:font-size-asian="8pt" style:font-size-complex="8pt"/>
    </style:style>
    <style:style style:name="P66" style:family="paragraph" style:parent-style-name="Text_20_body">
      <style:paragraph-properties fo:background-color="transparent">
        <style:background-image/>
      </style:paragraph-properties>
    </style:style>
    <style:style style:name="P67" style:family="paragraph" style:parent-style-name="Text_20_body">
      <style:paragraph-properties fo:background-color="transparent">
        <style:background-image/>
      </style:paragraph-properties>
      <style:text-properties style:text-underline-style="none" fo:font-weight="normal" style:font-weight-asian="normal" style:font-weight-complex="normal"/>
    </style:style>
    <style:style style:name="P68" style:family="paragraph" style:parent-style-name="Text_20_body">
      <style:paragraph-properties fo:background-color="transparent">
        <style:background-image/>
      </style:paragraph-properties>
      <style:text-properties fo:background-color="#ff0000"/>
    </style:style>
    <style:style style:name="P69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fo:background-color="transparent" style:font-size-asian="9pt" style:font-style-asian="normal" style:font-size-complex="9pt" style:font-style-complex="normal"/>
    </style:style>
    <style:style style:name="P70" style:family="paragraph" style:parent-style-name="Text_20_body">
      <style:paragraph-properties fo:background-color="#ff0000">
        <style:background-image/>
      </style:paragraph-properties>
    </style:style>
    <style:style style:name="P71" style:family="paragraph" style:parent-style-name="Text_20_body">
      <style:paragraph-properties fo:background-color="#ff0000">
        <style:background-image/>
      </style:paragraph-properties>
      <style:text-properties fo:font-weight="bold" style:font-weight-asian="bold" style:font-weight-complex="bold"/>
    </style:style>
    <style:style style:name="P72" style:family="paragraph" style:parent-style-name="_5b_RPG_5d__20_Táblázattartalom_20_2">
      <style:paragraph-properties fo:background-color="#ff0000">
        <style:background-image/>
      </style:paragraph-properties>
      <style:text-properties fo:color="#b3b3b3"/>
    </style:style>
    <style:style style:name="P73" style:family="paragraph" style:parent-style-name="Standard">
      <style:text-properties fo:font-size="10pt" style:font-size-asian="10pt" style:font-size-complex="10pt"/>
    </style:style>
    <style:style style:name="P74" style:family="paragraph" style:parent-style-name="_5b_RPG_5d__20_Táblázattartalom_20_2">
      <style:paragraph-properties fo:background-color="#9966cc">
        <style:background-image/>
      </style:paragraph-properties>
      <style:text-properties fo:color="#b3b3b3"/>
    </style:style>
    <style:style style:name="P75" style:family="paragraph" style:parent-style-name="_5b_RPG_5d__20_Táblázattartalom_20_2">
      <style:paragraph-properties fo:background-color="#23ff23">
        <style:background-image/>
      </style:paragraph-properties>
      <style:text-properties fo:color="#b3b3b3"/>
    </style:style>
    <style:style style:name="P76" style:family="paragraph" style:parent-style-name="_5b_RPG_5d__20_Táblázattartalom_20_2">
      <style:paragraph-properties fo:background-color="#ff9966">
        <style:background-image/>
      </style:paragraph-properties>
      <style:text-properties fo:color="#b3b3b3"/>
    </style:style>
    <style:style style:name="P77" style:family="paragraph" style:parent-style-name="Text_20_body">
      <style:paragraph-properties fo:margin-left="1.251cm" fo:margin-right="0cm" fo:text-indent="0cm" style:auto-text-indent="false"/>
      <style:text-properties fo:color="#b3b3b3" style:text-line-through-style="solid" style:text-underline-style="solid" style:text-underline-width="auto" style:text-underline-color="font-color" fo:font-weight="bold" style:font-weight-asian="bold" style:font-weight-complex="bold"/>
    </style:style>
    <style:style style:name="P78" style:family="paragraph" style:parent-style-name="Text_20_body">
      <style:paragraph-properties fo:margin-left="0cm" fo:margin-right="0cm" fo:text-indent="0.199cm" style:auto-text-indent="false"/>
      <style:text-properties fo:color="#b3b3b3" style:text-line-through-style="solid"/>
    </style:style>
    <style:style style:name="P79" style:family="paragraph" style:parent-style-name="Table_20_Contents">
      <style:paragraph-properties fo:margin-top="0cm" fo:margin-bottom="0cm"/>
      <style:text-properties fo:font-size="9pt" style:font-size-asian="9pt" style:font-size-complex="9pt"/>
    </style:style>
    <style:style style:name="P80" style:family="paragraph" style:parent-style-name="Table_20_Contents">
      <style:paragraph-properties fo:margin-top="0cm" fo:margin-bottom="0cm" fo:text-align="center" style:justify-single-word="false"/>
      <style:text-properties fo:font-size="9pt" style:font-size-asian="9pt" style:font-size-complex="9pt"/>
    </style:style>
    <style:style style:name="P81" style:family="paragraph" style:parent-style-name="Table_20_Contents">
      <style:paragraph-properties fo:margin-top="0cm" fo:margin-bottom="0cm"/>
      <style:text-properties fo:font-size="9pt" fo:font-weight="bold" style:font-size-asian="9pt" style:font-weight-asian="bold" style:font-size-complex="9pt" style:font-weight-complex="bold"/>
    </style:style>
    <style:style style:name="P82" style:family="paragraph" style:parent-style-name="Table_20_Contents">
      <style:paragraph-properties fo:margin-top="0cm" fo:margin-bottom="0cm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83" style:family="paragraph" style:parent-style-name="Text_20_body">
      <style:paragraph-properties fo:margin-top="0cm" fo:margin-bottom="0cm" fo:text-align="center" style:justify-single-word="false"/>
      <style:text-properties fo:font-size="9pt" style:font-size-asian="9pt" style:font-size-complex="9pt"/>
    </style:style>
    <style:style style:name="P84" style:family="paragraph" style:parent-style-name="Text_20_body">
      <style:paragraph-properties fo:margin-top="0cm" fo:margin-bottom="0cm" fo:text-align="center" style:justify-single-word="false"/>
      <style:text-properties fo:font-size="8pt" style:font-size-asian="8pt" style:font-size-complex="8pt"/>
    </style:style>
    <style:style style:name="P85" style:family="paragraph" style:parent-style-name="Text_20_body">
      <style:paragraph-properties fo:margin-top="0cm" fo:margin-bottom="0cm"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8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8" style:family="paragraph" style:parent-style-name="Standard" style:list-style-name="L1"/>
    <style:style style:name="P89" style:family="paragraph" style:parent-style-name="Standard" style:list-style-name="L6"/>
    <style:style style:name="P9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1" style:family="paragraph" style:parent-style-name="Text_20_body" style:list-style-name="L1">
      <style:text-properties fo:background-color="#ff0000"/>
    </style:style>
    <style:style style:name="P92" style:family="paragraph" style:parent-style-name="Text_20_body" style:list-style-name="L3"/>
    <style:style style:name="P93" style:family="paragraph" style:parent-style-name="Text_20_body" style:list-style-name="L3">
      <style:text-properties fo:background-color="#ffcc99"/>
    </style:style>
    <style:style style:name="P94" style:family="paragraph" style:parent-style-name="Text_20_body" style:list-style-name="L4"/>
    <style:style style:name="P95" style:family="paragraph" style:parent-style-name="Text_20_body" style:list-style-name="L6">
      <style:text-properties fo:background-color="#ff6633"/>
    </style:style>
    <style:style style:name="P96" style:family="paragraph" style:parent-style-name="Text_20_body" style:list-style-name="L1">
      <style:paragraph-properties fo:margin-left="0cm" fo:margin-right="0cm" fo:text-indent="0cm" style:auto-text-indent="false"/>
    </style:style>
    <style:style style:name="P97" style:family="paragraph" style:parent-style-name="Text_20_body" style:list-style-name="L2">
      <style:paragraph-properties fo:margin-left="0cm" fo:margin-right="0cm" fo:text-indent="0cm" style:auto-text-indent="false"/>
    </style:style>
    <style:style style:name="P98" style:family="paragraph" style:parent-style-name="Text_20_body" style:list-style-name="L6">
      <style:paragraph-properties fo:margin-left="0cm" fo:margin-right="0cm" fo:text-indent="0cm" style:auto-text-indent="false"/>
      <style:text-properties fo:background-color="#ff6633"/>
    </style:style>
    <style:style style:name="P99" style:family="paragraph" style:parent-style-name="Text_20_body" style:list-style-name="L8">
      <style:paragraph-properties fo:margin-left="0cm" fo:margin-right="0cm" fo:text-indent="0cm" style:auto-text-indent="false"/>
      <style:text-properties fo:background-color="transparent"/>
    </style:style>
    <style:style style:name="P100" style:family="paragraph" style:parent-style-name="Text_20_body" style:list-style-name="L12">
      <style:paragraph-properties fo:margin-left="0cm" fo:margin-right="0cm" fo:text-indent="0cm" style:auto-text-indent="false"/>
      <style:text-properties fo:color="#b3b3b3" style:text-line-through-style="solid"/>
    </style:style>
    <style:style style:name="P101" style:family="paragraph" style:parent-style-name="Text_20_body" style:list-style-name="L1">
      <style:paragraph-properties fo:margin-left="1.251cm" fo:margin-right="0cm" fo:text-indent="0cm" style:auto-text-indent="false"/>
      <style:text-properties fo:background-color="#ff0000"/>
    </style:style>
    <style:style style:name="P102" style:family="paragraph" style:parent-style-name="Text_20_body" style:list-style-name="L2">
      <style:paragraph-properties fo:margin-left="1.251cm" fo:margin-right="0cm" fo:text-indent="0cm" style:auto-text-indent="false"/>
      <style:text-properties fo:background-color="transparent"/>
    </style:style>
    <style:style style:name="P103" style:family="paragraph" style:parent-style-name="Text_20_body" style:list-style-name="L2">
      <style:paragraph-properties fo:margin-left="1.251cm" fo:margin-right="0cm" fo:text-indent="0cm" style:auto-text-indent="false"/>
    </style:style>
    <style:style style:name="P104" style:family="paragraph" style:parent-style-name="Text_20_body" style:list-style-name="L6">
      <style:paragraph-properties fo:margin-left="1.251cm" fo:margin-right="0cm" fo:text-indent="0cm" style:auto-text-indent="false"/>
      <style:text-properties fo:background-color="#ff6633"/>
    </style:style>
    <style:style style:name="P105" style:family="paragraph" style:parent-style-name="Text_20_body" style:list-style-name="L8">
      <style:paragraph-properties fo:margin-left="1.251cm" fo:margin-right="0cm" fo:text-indent="0cm" style:auto-text-indent="false"/>
      <style:text-properties fo:background-color="#ff9966"/>
    </style:style>
    <style:style style:name="P106" style:family="paragraph" style:parent-style-name="Text_20_body" style:list-style-name="L12">
      <style:paragraph-properties fo:margin-left="1.251cm" fo:margin-right="0cm" fo:text-indent="0cm" style:auto-text-indent="false"/>
      <style:text-properties fo:color="#b3b3b3" style:text-line-through-style="solid"/>
    </style:style>
    <style:style style:name="P107" style:family="paragraph" style:parent-style-name="Text_20_body" style:list-style-name="L2">
      <style:paragraph-properties fo:margin-left="2.501cm" fo:margin-right="0cm" fo:text-indent="0cm" style:auto-text-indent="false"/>
    </style:style>
    <style:style style:name="P108" style:family="paragraph" style:parent-style-name="Text_20_body" style:list-style-name="L5">
      <style:paragraph-properties fo:margin-left="0cm" fo:margin-right="0cm" fo:text-indent="0.199cm" style:auto-text-indent="false"/>
    </style:style>
    <style:style style:name="P109" style:family="paragraph" style:parent-style-name="Text_20_body" style:list-style-name="L5">
      <style:paragraph-properties fo:margin-left="0cm" fo:margin-right="0cm" fo:text-indent="0.199cm" style:auto-text-indent="false"/>
      <style:text-properties fo:background-color="transparent"/>
    </style:style>
    <style:style style:name="P110" style:family="paragraph" style:parent-style-name="Text_20_body" style:list-style-name="L5">
      <style:paragraph-properties fo:margin-left="0cm" fo:margin-right="0cm" fo:text-indent="0.199cm" style:auto-text-indent="false" fo:background-color="transparent">
        <style:background-image/>
      </style:paragraph-properties>
    </style:style>
    <style:style style:name="P111" style:family="paragraph" style:parent-style-name="Text_20_body" style:list-style-name="L5">
      <style:paragraph-properties fo:margin-left="1.251cm" fo:margin-right="0cm" fo:text-indent="0.199cm" style:auto-text-indent="false"/>
    </style:style>
    <style:style style:name="P112" style:family="paragraph" style:parent-style-name="Text_20_body" style:list-style-name="L5">
      <style:paragraph-properties fo:margin-left="1.251cm" fo:margin-right="0cm" fo:text-indent="0.199cm" style:auto-text-indent="false"/>
      <style:text-properties fo:background-color="transparent"/>
    </style:style>
    <style:style style:name="P113" style:family="paragraph" style:parent-style-name="Text_20_body" style:list-style-name="L5">
      <style:paragraph-properties fo:margin-left="1.251cm" fo:margin-right="0cm" fo:text-indent="0.199cm" style:auto-text-indent="false"/>
      <style:text-properties fo:background-color="#ff0000"/>
    </style:style>
    <style:style style:name="P114" style:family="paragraph" style:parent-style-name="Text_20_body" style:list-style-name="L5">
      <style:paragraph-properties fo:margin-left="1.251cm" fo:margin-right="0cm" fo:text-indent="0.199cm" style:auto-text-indent="false" fo:background-color="transparent">
        <style:background-image/>
      </style:paragraph-properties>
    </style:style>
    <style:style style:name="P115" style:family="paragraph" style:parent-style-name="Text_20_body" style:list-style-name="L5">
      <style:paragraph-properties fo:margin-left="1.251cm" fo:margin-right="0cm" fo:text-indent="0.199cm" style:auto-text-indent="false" fo:background-color="transparent">
        <style:background-image/>
      </style:paragraph-properties>
      <style:text-properties style:text-line-through-style="solid"/>
    </style:style>
    <style:style style:name="P116" style:family="paragraph" style:parent-style-name="Text_20_body" style:list-style-name="L7">
      <style:paragraph-properties fo:background-color="transparent">
        <style:background-image/>
      </style:paragraph-properties>
      <style:text-properties fo:background-color="transparent"/>
    </style:style>
    <style:style style:name="P117" style:family="paragraph" style:parent-style-name="Text_20_body" style:list-style-name="L11">
      <style:paragraph-properties fo:background-color="transparent">
        <style:background-image/>
      </style:paragraph-properties>
    </style:style>
    <style:style style:name="P118" style:family="paragraph" style:parent-style-name="Text_20_body" style:list-style-name="L11">
      <style:paragraph-properties fo:background-color="transparent">
        <style:background-image/>
      </style:paragraph-properties>
      <style:text-properties fo:background-color="#ff0000"/>
    </style:style>
    <style:style style:name="P119" style:family="paragraph" style:parent-style-name="Text_20_body" style:list-style-name="L9">
      <style:paragraph-properties fo:background-color="#ffcc99">
        <style:background-image/>
      </style:paragraph-properties>
    </style:style>
    <style:style style:name="P120" style:family="paragraph" style:parent-style-name="Text_20_body" style:list-style-name="L10">
      <style:paragraph-properties fo:background-color="#ff9966">
        <style:background-image/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background-color="#ff0000"/>
    </style:style>
    <style:style style:name="T3" style:family="text">
      <style:text-properties fo:background-color="#ffcc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transparent" style:font-weight-asian="bold" style:font-weight-complex="bold"/>
    </style:style>
    <style:style style:name="T6" style:family="text">
      <style:text-properties fo:font-weight="bold" fo:background-color="#ff0000" style:font-weight-asian="bold" style:font-weight-complex="bold"/>
    </style:style>
    <style:style style:name="T7" style:family="text">
      <style:text-properties style:font-name="DejaVu Sans" fo:font-weight="bold" style:font-weight-asian="bold" style:font-weight-complex="bold"/>
    </style:style>
    <style:style style:name="T8" style:family="text">
      <style:text-properties fo:background-color="#ff9966"/>
    </style:style>
    <style:style style:name="T9" style:family="text">
      <style:text-properties fo:background-color="#ff6633"/>
    </style:style>
    <style:style style:name="T10" style:family="text">
      <style:text-properties fo:background-color="transparent"/>
    </style:style>
    <style:style style:name="T11" style:family="text">
      <style:text-properties fo:background-color="#ffffc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fo:background-color="#ff9966" style:font-weight-asian="normal" style:font-weight-complex="normal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font-name="Verdana"/>
    </style:style>
    <style:style style:name="T17" style:family="text">
      <style:text-properties style:text-line-through-style="solid"/>
    </style:style>
    <style:style style:name="T18" style:family="text">
      <style:text-properties style:use-window-font-color="true" fo:font-size="9pt" fo:background-color="#ff0000" style:font-size-asian="9pt" style:font-size-complex="9pt"/>
    </style:style>
    <style:style style:name="T19" style:family="text">
      <style:text-properties fo:color="#ff0000"/>
    </style:style>
    <style:style style:name="T20" style:family="text">
      <style:text-properties style:font-name="Arial" fo:font-style="normal" style:font-style-asian="normal" style:font-style-complex="normal"/>
    </style:style>
    <style:style style:name="T21" style:family="text">
      <style:text-properties style:font-name="Arial" fo:font-size="8pt" fo:font-style="normal" style:font-size-asian="8pt" style:font-style-asian="normal" style:font-size-complex="8pt" style:font-style-complex="normal"/>
    </style:style>
    <style:style style:name="T22" style:family="text">
      <style:text-properties fo:color="#ffffff" style:text-line-through-style="none" style:font-name="FreeSerif4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color="#ffffff" style:text-line-through-style="none" style:font-name="FreeSerif4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color="#ffffff" style:text-line-through-style="none" style:font-name="FreeSerif4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25" style:family="text">
      <style:text-properties fo:color="#ffffff" style:text-line-through-style="none" style:font-name="FreeSerif4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26" style:family="text">
      <style:text-properties fo:color="#ffffff" style:text-line-through-style="none" style:font-name="Arial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color="#ffffff" style:font-name="Arial"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-1.6cm" fo:margin-right="-1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)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)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)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)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)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)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)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)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)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)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<text:title>KM100 szabályrendszer</text:title></text:p>
      <text:p text:style-name="Subtitle"><text:subject>Pszí</text:subject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8">Nonprofit szabályrendszer a M* világához<text:line-break/>Ailtas, 2008</text:p>
      <text:p text:style-name="P83"/>
      <text:p text:style-name="P83"/>
      <text:p text:style-name="P83"><draw:a xlink:type="simple" xlink:href="http://creativecommons.org/licenses/by-nc-sa/2.5/hu/"><draw:frame draw:style-name="fr1" draw:name="HTTP://CREATIVECOMMONS.ORG/LICENSES/BY-NC-SA/2.5/HU/" text:anchor-type="paragraph" svg:width="2.117cm" svg:height="0.423cm" draw:z-index="0"><draw:image xlink:href="Pictures/100000000000005000000010E1A9A15E.png" xlink:type="simple" xlink:show="embed" xlink:actuate="onLoad"/></draw:frame></draw:a></text:p>
      <text:p text:style-name="P84"><text:s/><text:span text:style-name="T20">Creative Commons License</text:span></text:p>
      <text:p text:style-name="P85">Ezen dokumentum maga, továbbá részletei, vagy másolatai kizárólag a Creative Commons</text:p>
      <text:p text:style-name="P83"><text:a xlink:type="simple" xlink:href="http://creativecommons.org/licenses/by-nc-sa/2.5/hu/"><text:span text:style-name="T21">Nevezd meg!-Ne add el!-Így add tovább! 2.5 Magyarország</text:span></text:a></text:p>
      <text:p text:style-name="P18"><text:span text:style-name="T20">Licenc feltételeinek megfelelően használható fel</text:span>. </text:p>
      <text:p text:style-name="P27"/>
      <text:p text:style-name="P7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87">Kérdések, nyitott dolgok a Pszível kapcsolatban<text:tab/>3</text:p>
          <text:p text:style-name="P90">1#. Max hány foka lehessen a "Pszí alkalmazás" fortélynak?<text:tab/>3</text:p>
          <text:p text:style-name="P90">3#. Legyenek-e a Pszí iskola képzettségek egyes szintjeinek is követelményei?<text:tab/>3</text:p>
          <text:p text:style-name="P90">4#. Kyr pszí iskola ???<text:tab/>3</text:p>
          <text:p text:style-name="P90">5#. A Max Hatótáv a "Pszí alkalmazás" fortély egyes fokainak leírásánál jó-e?<text:tab/>3</text:p>
          <text:p text:style-name="P90">6#. Melyik iskolának mi legyen az erőssége/gyengesége?<text:tab/>3</text:p>
          <text:p text:style-name="P87">A Pszí "összetevői"<text:tab/>3</text:p>
          <text:p text:style-name="P90">„Pszí-alkalmazás” fortély fokai<text:tab/>5</text:p>
          <text:p text:style-name="P90">Pszí iskolák<text:tab/>5</text:p>
          <text:p text:style-name="P86">iskolák erősségei, gyengeségei<text:tab/>6</text:p>
          <text:p text:style-name="P87">Ősfajok pszíje<text:tab/>6</text:p>
          <text:p text:style-name="P87">Diszciplínák alkalmazási szintjei<text:tab/>6</text:p>
          <text:p text:style-name="P87">Összpontosítás képzettség<text:tab/>7</text:p>
          <text:p text:style-name="P87">Mágiaellenállás<text:tab/>7</text:p>
          <text:p text:style-name="P87">Diszciplínák Átütése<text:tab/>7</text:p>
          <text:p text:style-name="P87">Diszciplínák táblázata<text:tab/>8</text:p>
          <text:p text:style-name="P87">Diszciplínák leírása<text:tab/>11</text:p>
          <text:p text:style-name="P86">Statikus pajzs<text:tab/>11</text:p>
          <text:p text:style-name="P86">Dinamikus pajzs<text:tab/>12</text:p>
          <text:p text:style-name="P86">Szellemnyelv<text:tab/>13</text:p>
          <text:p text:style-name="P87">Pszi fortélyok diszciplínái<text:tab/>14</text:p>
          <text:p text:style-name="P86">Regenerálódó elme<text:tab/>14</text:p>
          <text:p text:style-name="P86">Védelem regenerálása<text:tab/>14</text:p>
          <text:p text:style-name="P86">Testhő változtatás<text:tab/>14</text:p>
          <text:p text:style-name="P86">Tetszhalál<text:tab/>14</text:p>
          <text:p text:style-name="P86">Zárt elme<text:tab/>14</text:p>
          <text:p text:style-name="P86">Abszolút látás<text:tab/>14</text:p>
          <text:p text:style-name="P86">Tudati háló <text:tab/>14</text:p>
          <text:p text:style-name="P86">Lehallgatás<text:tab/>14</text:p>
          <text:p text:style-name="P87">[ELAVULT] Pszi pont igények iskolák szerint<text:tab/>15</text:p>
          <text:p text:style-name="P90">Régi Iskolák<text:tab/>15</text:p>
        </text:index-body>
      </text:table-of-content>
      <text:p text:style-name="P26"/>
      <text:p text:style-name="P6"/>
      <text:h text:style-name="Heading_20_2" text:outline-level="2">Kérdések, nyitott dolgok a Pszível kapcsolatban</text:h>
      <text:h text:style-name="Heading_20_3" text:outline-level="3">1#. Max hány foka lehessen a "Pszí alkalmazás" fortélynak?</text:h>
      <text:p text:style-name="Text_20_body"><text:s/>(4 körülire gondoltam)</text:p>
      <text:h text:style-name="Heading_20_3" text:outline-level="3">3#. Legyenek-e a Pszí iskola <text:span text:style-name="T1">képzettségek</text:span> egyes szintjeinek is követelményei?</text:h>
      <text:p text:style-name="Text_20_body">Szerintem igen. Ugyanúgy, mint a többi képzettségnek is.</text:p>
      <text:h text:style-name="Heading_20_3" text:outline-level="3">4#. Kyr pszí iskola ???</text:h>
      <text:p text:style-name="Text_20_body"><text:s/>Eddig a "Kyr pszí" a varázslók privilégiuma volt és lényegében a Mana visszanyerési technikák ismeretét jelentette.</text:p>
      <text:p text:style-name="Text_20_body"><text:s/><text:span text:style-name="T1">Kérdés</text:span>: Legyen külön Kyr iskola, ami gyakorlatilag sima – kyr alapú – pszí és északon használják, vagy ott is a Godoni-eredetű terjedt el?</text:p>
      <text:p text:style-name="Text_20_body"><text:s/>Ha az utóbbi és a "Kyr energia-gyűjtés" "csak sima diszciplína", akkor melyik iskola alól legyen felvehető? Pl. egy Toroni varázsló milyen pszí iskolát vesz fel? (Ne feledjük: a hatodkori Kyr-pszí gyakorlatilag csak a Mana visszanyerésére korlátozódott!)</text:p>
      <text:p text:style-name="Text_20_body"/>
      <text:h text:style-name="Heading_20_3" text:outline-level="3">5#. A Max Hatótáv a "Pszí alkalmazás" fortély egyes fokainak leírásánál jó-e?</text:h>
      <text:p text:style-name="Text_20_body">??</text:p>
      <text:h text:style-name="Heading_20_3" text:outline-level="3">6#. Melyik iskolának mi legyen az erőssége/gyengesége?</text:h>
      <text:p text:style-name="Text_20_body">Beidézem Noro által leírtakat, szerintem ezt is vitassuk meg:</text:p>
      <text:p text:style-name="Text_20_body">Noro:</text:p>
      <text:p text:style-name="Text_20_body">"Ettol függetlenül, szvsz a mentál a dzsenn iskola erossége, a godonié az érzékelés (Fogadalom c. regény, ahonnét valamelyest megtudható, milyen szoros kapcsolatban állhattak a godoniak a belso síkokkal &amp; a manahálóval), a kyreké alapvetoen segédeszköz (a mágiához), esetleg a kommunikáció lehet erosségük, a kráni pszít pedig a démonikus óbirodalomból származtatnám (nem az aquiroktól, hiszen azok közül csak a legkorcsabbak használnak pszít), akárcsak a slant(!) - utóbbi a déli hegyek szerzeteseinél alakult ki, és ki tudja hogyan jutott északra (talán a szigetvilág közvetítésével). Ennek valóban a fizikai sík és az önkontroll</text:p>
      <text:p text:style-name="Text_20_body">az erossége. </text:p>
      <text:p text:style-name="Text_20_body">Gyengeségei: a dzsenneknek az asztrál, a godoninak talán a fizikai (az asztrált már azért sem kéne mindenhova beírni, mert unalmas:), a kyreknek egyáltalán a dolgok közvetlen befolyásolása, az elfeknek valszeg a fentiek közül az összes (náluk is van szvsz egy ilyen segédeszköz-feeling, de errol túl kevés az infó), kránnal kapcsolatban pedig elég nehéz lenne feltételezni, hogy van gyenge pontjuk egyáltalán :D</text:p>
      <text:p text:style-name="Text_20_body"/>
      <text:p text:style-name="Text_20_body">A siopával kapcsolatban kérdés, hogy mi az? Mentalista vagy UT-pszí harcos? Az elobbi kommunikáció-érzékelés alapú (a dzsennekhez szvsz kevés köze van, hiszen nem manipulatív természetu, inkább kyr-godoni), az utóbbi erosen elfajzott fizikai. Mindketto viszonylag újkeletu, de azért nem múlt századi. Mondjuk hetedkori"</text:p>
      <text:p text:style-name="P30"/>
      <text:h text:style-name="Heading_20_2" text:outline-level="2">A Pszí "összetevői"</text:h>
      <text:p text:style-name="Text_20_body">A pszí tömören a következőképpen épül fel:</text:p>
      <text:list text:style-name="L1">
        <text:list-item>
          <text:p text:style-name="P88"><text:soft-page-break/>„Pszí-alkalmazás”: 4 fokú Fortély, meghatározza a pszí használatának fokát.</text:p>
        </text:list-item>
        <text:list-item>
          <text:p text:style-name="P88">Pszí iskolák : Átlagos típusú <text:span text:style-name="T1">képzettségek</text:span>.</text:p>
        </text:list-item>
        <text:list-item>
          <text:p text:style-name="P96">1 Ψp = 2KP</text:p>
        </text:list-item>
        <text:list-item>
          <text:p text:style-name="P88">A nagyon erős diszciplínákat külön fortélyban (15KP) kell felvenni egy megadott iskola alá</text:p>
        </text:list-item>
        <text:list-item>
          <text:p text:style-name="P91">Pszí kisiskolák? (pl. fejvádszoknak)</text:p>
        </text:list-item>
        <text:list-item>
          <text:p text:style-name="P101">esetleg ezek inkább háttérek legyenek (30KP). Megadja a Slan egyes diszciplínáinak megtanulásának lehetőségét.</text:p>
        </text:list-item>
      </text:list>
      <text:p text:style-name="Text_20_body"/>
      <text:p text:style-name="Text_20_body">A fenti tagolású pszí-rendszer azért jó, mert könnyen be lehet illeszteni új kultúrkört, sőt annak esetleges saját, speciális iskoláit, vagy diszciplínáit is.</text:p>
      <text:p text:style-name="Text_20_body"/>
      <text:h text:style-name="P5" text:outline-level="3">„Pszí-alkalmazás” fortély fokai</text:h>
      <text:list text:style-name="L2">
        <text:list-item text:start-value="1">
          <text:p text:style-name="P97">1.fok</text:p>
        </text:list-item>
        <text:list-item>
          <text:p text:style-name="P102">Ha valaki felveszi 1.fokon a Pszí alkalmazás fortélyt, akkor választania kell egy pszí iskolát is, amit kötelezően azonnal növelnie is kell legalább <text:span text:style-name="T2">1.képzettség-szintre</text:span>.</text:p>
        </text:list-item>
        <text:list-item>
          <text:p text:style-name="P102">Szintenként 4Ψp vehető fel</text:p>
        </text:list-item>
        <text:list-item>
          <text:p text:style-name="P103">Passzív: az alkalmazó csak magára képes a diszciplínákat alkalmazni</text:p>
        </text:list-item>
        <text:list-item>
          <text:p text:style-name="P103">Követelmény: Intelligencia: 0, Önuralom: 0 <text:span text:style-name="T2">(vagy +1 már itt is??)</text:span></text:p>
        </text:list-item>
        <text:list-item>
          <text:p text:style-name="P103"><text:bookmark-start text:name="DDE_LINK1"/>Pszí pontok visszatérése meditációban: 1 óra alatt<text:bookmark-end text:name="DDE_LINK1"/></text:p>
        </text:list-item>
        <text:list-item>
          <text:p text:style-name="P97">2.fok</text:p>
        </text:list-item>
        <text:list-item>
          <text:p text:style-name="P102">Szintenként 4Ψp vehető fel</text:p>
        </text:list-item>
        <text:list-item>
          <text:p text:style-name="P103">Aktív: magára, vagy egy célszemélyre képes hatni, akit lát. </text:p>
        </text:list-item>
        <text:list-item>
          <text:p text:style-name="P103">Max hatótáv: <text:span text:style-name="T3">20m, +5méterenként +1Ψp</text:span></text:p>
        </text:list-item>
        <text:list-item>
          <text:p text:style-name="P103">Követelmény: Intelligencia: 0, Önuralom: <text:span text:style-name="T2">+1</text:span>, Összpontosítás: 3. szint</text:p>
        </text:list-item>
        <text:list-item>
          <text:p text:style-name="P103">Pszí pontok visszatérése meditációban: 30 perc alatt</text:p>
        </text:list-item>
        <text:list-item>
          <text:p text:style-name="P97">3.fok</text:p>
        </text:list-item>
        <text:list-item>
          <text:p text:style-name="P102">Szintenként 5Ψp vehető fel</text:p>
        </text:list-item>
        <text:list-item>
          <text:p text:style-name="P103">Aktív: magára, vagy <text:span text:style-name="T2">legfeljebb 2 célszemélyre</text:span> képes egyszerre hatni, akiket lát, vagy egy valakire, akit nem lát, de jól ismer.</text:p>
        </text:list-item>
        <text:list-item>
          <text:p text:style-name="P103">Max hatótáv: <text:span text:style-name="T3">100m, +5méterenként +1Ψp</text:span></text:p>
        </text:list-item>
        <text:list-item>
          <text:p text:style-name="P103">Követelmény: Intelligencia: +1, Önuralom: +2, Összpontosítás: 6.szint, <text:line-break/>pszí-iskola <text:span text:style-name="T2">6.szinten</text:span></text:p>
        </text:list-item>
        <text:list-item>
          <text:p text:style-name="P103">Pszí pontok visszatérése meditációban: 10 perc alatt</text:p>
        </text:list-item>
        <text:list-item>
          <text:p text:style-name="P97">4.fok</text:p>
        </text:list-item>
        <text:list-item>
          <text:p text:style-name="P102">Szintenként 5Ψp vehető fel</text:p>
        </text:list-item>
        <text:list-item>
          <text:p text:style-name="P103">Ez a mester szint. Egyben a legerősebb "hálózat" jellegű diszciplínák követelménye is.</text:p>
        </text:list-item>
        <text:list-item>
          <text:p text:style-name="P103">Aktív-háló: magára, vagy több jól látható emberre képes egyszerre hatni, vagy egy valakire, akit nem lát, de jól ismer.</text:p>
        </text:list-item>
        <text:list-item>
          <text:p text:style-name="P103">Max hatótáv: <text:span text:style-name="T3">500m, +5méterenként +1Ψp</text:span></text:p>
        </text:list-item>
        <text:list-item>
          <text:p text:style-name="P103">Követelmény: Intelligencia: +2, Önuralom: +3, Összpontosítás: 9.szint, <text:line-break/>pszí-iskola <text:span text:style-name="T2">12.szinten</text:span></text:p>
        </text:list-item>
        <text:list-item>
          <text:p text:style-name="P103">Pszí pontok visszatérése meditációban: 1 perc alatt</text:p>
        </text:list-item>
        <text:list-item>
          <text:p text:style-name="P97">5.fok (<text:span text:style-name="T3">Titkos fok. Legyen?)</text:span></text:p>
        </text:list-item>
      </text:list>
      <text:p text:style-name="P15"/>
      <table:table table:name="pszi_regeneralodas" table:style-name="pszi_5f_regeneralodas">
        <table:table-column table:style-name="pszi_5f_regeneralodas.A"/>
        <table:table-column table:style-name="pszi_5f_regeneralodas.B" table:number-columns-repeated="4"/>
        <table:table-row>
          <table:table-cell table:style-name="pszi_5f_regeneralodas.A1" table:number-rows-spanned="2" office:value-type="string">
            <text:p text:style-name="P79"/>
          </table:table-cell>
          <table:table-cell table:style-name="pszi_5f_regeneralodas.B1" table:number-columns-spanned="4" office:value-type="string">
            <text:p text:style-name="P80">Pszí alkalmazás foka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pszi_5f_regeneralodas.B2" office:value-type="string">
            <text:p text:style-name="P82">1.fok</text:p>
          </table:table-cell>
          <table:table-cell table:style-name="pszi_5f_regeneralodas.B2" office:value-type="string">
            <text:p text:style-name="P82">2.fok</text:p>
          </table:table-cell>
          <table:table-cell table:style-name="pszi_5f_regeneralodas.B2" office:value-type="string">
            <text:p text:style-name="P82">3.fok</text:p>
          </table:table-cell>
          <table:table-cell table:style-name="pszi_5f_regeneralodas.E2" office:value-type="string">
            <text:p text:style-name="P82">4.fok</text:p>
          </table:table-cell>
        </table:table-row>
        <table:table-row>
          <table:table-cell table:style-name="pszi_5f_regeneralodas.B2" office:value-type="string">
            <text:p text:style-name="P81">Meditációban</text:p>
          </table:table-cell>
          <table:table-cell table:style-name="pszi_5f_regeneralodas.B2" office:value-type="string">
            <text:p text:style-name="P80">1 óra</text:p>
          </table:table-cell>
          <table:table-cell table:style-name="pszi_5f_regeneralodas.B2" office:value-type="string">
            <text:p text:style-name="P80">30 perc</text:p>
          </table:table-cell>
          <table:table-cell table:style-name="pszi_5f_regeneralodas.B2" office:value-type="string">
            <text:p text:style-name="P80">10 perc</text:p>
          </table:table-cell>
          <table:table-cell table:style-name="pszi_5f_regeneralodas.E2" office:value-type="string">
            <text:p text:style-name="P80">1 perc</text:p>
          </table:table-cell>
        </table:table-row>
        <table:table-row>
          <table:table-cell table:style-name="pszi_5f_regeneralodas.B2" office:value-type="string">
            <text:p text:style-name="P81">Nyugalomban</text:p>
          </table:table-cell>
          <table:table-cell table:style-name="pszi_5f_regeneralodas.B4" office:value-type="string">
            <text:p text:style-name="P80"/>
          </table:table-cell>
          <table:table-cell table:style-name="pszi_5f_regeneralodas.B4" office:value-type="string">
            <text:p text:style-name="P80"/>
          </table:table-cell>
          <table:table-cell table:style-name="pszi_5f_regeneralodas.B4" office:value-type="string">
            <text:p text:style-name="P80"/>
          </table:table-cell>
          <table:table-cell table:style-name="pszi_5f_regeneralodas.E4" office:value-type="string">
            <text:p text:style-name="P80"/>
          </table:table-cell>
        </table:table-row>
        <table:table-row>
          <table:table-cell table:style-name="pszi_5f_regeneralodas.B2" office:value-type="string">
            <text:p text:style-name="P81">Úton</text:p>
          </table:table-cell>
          <table:table-cell table:style-name="pszi_5f_regeneralodas.B4" office:value-type="string">
            <text:p text:style-name="P80"/>
          </table:table-cell>
          <table:table-cell table:style-name="pszi_5f_regeneralodas.B4" office:value-type="string">
            <text:p text:style-name="P80"/>
          </table:table-cell>
          <table:table-cell table:style-name="pszi_5f_regeneralodas.B4" office:value-type="string">
            <text:p text:style-name="P80"/>
          </table:table-cell>
          <table:table-cell table:style-name="pszi_5f_regeneralodas.E4" office:value-type="string">
            <text:p text:style-name="P80"/>
          </table:table-cell>
        </table:table-row>
      </table:table>
      <text:p text:style-name="P13">*Harcban, súlyos sebesülten, kábultan, bódultan nem regenerálódnak a pszí pontok.</text:p>
      <text:p text:style-name="P15"/>
      <text:p text:style-name="Text_20_body"/>
      <text:p text:style-name="Text_20_body"/>
      <text:h text:style-name="Heading_20_3" text:outline-level="3">Pszí iskolák</text:h>
      <text:list text:style-name="L3">
        <text:list-item>
          <text:p text:style-name="P92">Átlagos képzettségek követelményekkel</text:p>
        </text:list-item>
        <text:list-item>
          <text:p text:style-name="P93">A diszciplínákat 4.képzettség szinttől használhatóak, első három szinten csak elméleti a tudás</text:p>
        </text:list-item>
        <text:list-item>
          <text:p text:style-name="P92">Nem minden diszciplína tanulható az egyes iskolákban.</text:p>
        </text:list-item>
        <text:list-item>
          <text:p text:style-name="P92"><text:soft-page-break/>Sőt, az egyes iskoláknak megvannak az erősségei, gyengeségei. Pl. a Godoni iskola az érzékelés jellegű iskolákban erősebb (könnyebben használja).</text:p>
        </text:list-item>
      </text:list>
      <text:list text:style-name="L4">
        <text:list-item>
          <text:p text:style-name="P94">Iskolák: </text:p>
        </text:list-item>
      </text:list>
      <text:list text:style-name="L2">
        <text:list-item text:start-value="1">
          <text:p text:style-name="P103">Godoni eredetű (Pyarron, Shadon, Gorvik(?))</text:p>
        </text:list-item>
        <text:list-item>
          <text:p text:style-name="P103">Dzsenn eredetű (dzsad?),</text:p>
        </text:list-item>
        <text:list-item>
          <text:p text:style-name="P103">Birodalmi (Krán, Gorvik)</text:p>
        </text:list-item>
        <text:list-item>
          <text:p text:style-name="P103">Kyr gyökerű (Északi szövetség területe, Toron) <text:s/></text:p>
        </text:list-item>
        <text:list-item>
          <text:p text:style-name="P107">(<text:span text:style-name="T2">(Kyr gyökerű mit takar?? Lásd a <text:s/>8.kérdést!)</text:span>)</text:p>
        </text:list-item>
        <text:list-item>
          <text:p text:style-name="P103">Slan</text:p>
        </text:list-item>
        <text:list-item>
          <text:p text:style-name="P107">pár alap diszciplína tartozik alá, és minden slan technika 15KP-ba kerül (fortélyként kell felvenni)</text:p>
        </text:list-item>
        <text:list-item>
          <text:p text:style-name="P103">Elf</text:p>
        </text:list-item>
      </text:list>
      <text:p text:style-name="P8"/>
      <text:h text:style-name="Heading_20_4" text:outline-level="4">iskolák erősségei, gyengeségei</text:h>
      <text:list text:style-name="L5">
        <text:list-item text:start-value="1">
          <text:p text:style-name="P108">Godoni alapú (Pyarroni, Shadoni, Gorviki)</text:p>
        </text:list-item>
        <text:list-item>
          <text:p text:style-name="P111">Mindent tud (kivéve slan és extrák)</text:p>
        </text:list-item>
        <text:list-item>
          <text:p text:style-name="P114">E<text:span text:style-name="T17">rősség: Mentál dolgok</text:span></text:p>
        </text:list-item>
        <text:list-item>
          <text:p text:style-name="P115">Gyengeség: <text:span text:style-name="T3">Asztrál</text:span>, és ???</text:p>
        </text:list-item>
        <text:list-item>
          <text:p text:style-name="P110">Dzsenn eredetű (Dzsad )</text:p>
        </text:list-item>
        <text:list-item>
          <text:p text:style-name="P114">Erősség: Mentál dolgok</text:p>
        </text:list-item>
        <text:list-item>
          <text:p text:style-name="P114">Gyengeség: Fizikai, asztrál?</text:p>
        </text:list-item>
        <text:list-item>
          <text:p text:style-name="P108">Birodalmi (Aquir eredetű) (Kráni-gorviki)</text:p>
        </text:list-item>
        <text:list-item>
          <text:p text:style-name="P114">Erősség: Fizikai</text:p>
        </text:list-item>
        <text:list-item>
          <text:p text:style-name="P114">Gyengeség: <text:span text:style-name="T2">TODO</text:span></text:p>
        </text:list-item>
        <text:list-item>
          <text:p text:style-name="P108">Elf</text:p>
        </text:list-item>
        <text:list-item>
          <text:p text:style-name="P112">Erősség: Önmagára ható érzelmi, mentális dolgok</text:p>
        </text:list-item>
        <text:list-item>
          <text:p text:style-name="P112">Gyengeség: má</text:p>
        </text:list-item>
        <text:list-item>
          <text:p text:style-name="P108">Kyr gyökerű (Északi szöv, Toron)</text:p>
        </text:list-item>
        <text:list-item>
          <text:p text:style-name="P113">TODO</text:p>
        </text:list-item>
        <text:list-item>
          <text:p text:style-name="P109">Slan</text:p>
        </text:list-item>
      </text:list>
      <text:h text:style-name="Heading_20_2" text:outline-level="2">Ősfajok pszíje</text:h>
      <text:list text:style-name="L5">
        <text:list-item text:start-value="1">
          <text:p text:style-name="P108">Ősi dzsenn pszi</text:p>
        </text:list-item>
        <text:list-item>
          <text:p text:style-name="P108">Ősaquir??</text:p>
        </text:list-item>
        <text:list-item>
          <text:p text:style-name="P108">Óelf</text:p>
        </text:list-item>
        <text:list-item>
          <text:p text:style-name="P108">Ryeki démonikus</text:p>
        </text:list-item>
        <text:list-item>
          <text:p text:style-name="P108">Sárkány</text:p>
        </text:list-item>
        <text:list-item>
          <text:p text:style-name="P108">Démonikus</text:p>
        </text:list-item>
      </text:list>
      <text:p text:style-name="P78"/>
      <text:h text:style-name="Heading_20_2" text:outline-level="2">Diszciplínák alkalmazási szintjei</text:h>
      <text:p text:style-name="P22">A diszíciplínák használatának kifinomultsága attól függ, hogy az iskolát, amelybe tartozik, milyen magas (képzettség)szinten ismeri a karakter. Minden diszciplína leírásában kifejtjük, hogy az egyes képzettség-szinteken mire képes vele az alkalmazó.</text:p>
      <text:p text:style-name="P22"><text:soft-page-break/>Pl. a karakter egy "Telekinézis” diszciplínát az iskola 3.szintjén használva nagyon lassú lebegtetésre tudja használni.</text:p>
      <text:p text:style-name="P22">Az iskola 12.szintjén viszont már olyan sebességgel képes azt használni, hogy az irányított tárgyat akár bele is tudja vágni valakibe/valamibe.</text:p>
      <text:p text:style-name="P22">A Ψp költség viszont megegyezik - ez esetben a tárgy súlyától függ. Tehát <text:span text:style-name="T1">mindkét</text:span> esetben mondjuk <text:line-break/><text:span text:style-name="T3">1 Ψp/kg (ez csak has érték).</text:span></text:p>
      <text:p text:style-name="Text_20_body"/>
      <table:table table:name="Tábla1" table:style-name="Tábla1">
        <table:table-column table:style-name="Tábla1.A"/>
        <table:table-row>
          <table:table-cell table:style-name="Tábla1.A1" office:value-type="string">
            <text:p text:style-name="P23">A leírt alkalmazási szintek csak biztos tudásból vehetőek igénybe, nincs <text:s/>lehetőség képzettségpróbára!</text:p>
          </table:table-cell>
        </table:table-row>
      </table:table>
      <text:p text:style-name="Text_20_body"/>
      <text:p text:style-name="Text_20_body"/>
      <text:h text:style-name="Heading_20_2" text:outline-level="2">Összpontosítás képzettség</text:h>
      <text:p text:style-name="Text_20_body">Azért említjük itt ezt a – látszólag nem ide tartozó – képzettséget, mert bizonyos esetekben kapcsolódik a pszí használattól. Ez a képzettség alapestben <text:span text:style-name="T1">nem</text:span> köthető sem a mágiához, sem a pszíhez. Olyankor van rá szükség, mikor <text:span text:style-name="T1">nem </text:span>megszokott körülmények között kell alkalmazni koncentrációt igénylő feladatot. Ez viszont lehet akár varázslás, vagy pszí használat is, de a kötélen egyensúlyozás is ide tartozik, ha közben üvöltöznek az illető fülébe, vagy lőnek rá.</text:p>
      <text:h text:style-name="Heading_20_2" text:outline-level="2">Mágiaellenállás</text:h>
      <text:p text:style-name="P31">Átkerült a Mágia doksiba</text:p>
      <text:h text:style-name="Heading_20_2" text:outline-level="2">Diszciplínák Átütése</text:h>
      <text:p text:style-name="P70">Lásd a Mágia doksit.</text:p>
      <text:p text:style-name="P66"/>
      <text:p text:style-name="P30"/>
      <text:h text:style-name="P1" text:outline-level="2">Diszciplínák táblázata</text:h>
      <text:section text:style-name="Sect2" text:name="Szakasz1">
        <table:table table:name="Táblázat2" table:style-name="Táblázat2">
          <table:table-column table:style-name="Táblázat2.A"/>
          <table:table-column table:style-name="Táblázat2.B"/>
          <table:table-column table:style-name="Táblázat2.C"/>
          <table:table-column table:style-name="Táblázat2.D" table:number-columns-repeated="4"/>
          <table:table-column table:style-name="Táblázat2.H"/>
          <table:table-header-rows>
            <table:table-row table:style-name="Táblázat2.1">
              <table:table-cell table:style-name="Táblázat2.A1" office:value-type="string">
                <text:p text:style-name="P48"/>
              </table:table-cell>
              <table:table-cell table:style-name="Táblázat2.B1" office:value-type="string">
                <text:p text:style-name="P49">Megjegyzés</text:p>
              </table:table-cell>
              <table:table-cell table:style-name="Táblázat2.C1" office:value-type="string">
                <text:p text:style-name="P56">Godoni</text:p>
              </table:table-cell>
              <table:table-cell table:style-name="Táblázat2.A1" office:value-type="string">
                <text:p text:style-name="P55">Dzsenn eredetű</text:p>
              </table:table-cell>
              <table:table-cell table:style-name="Táblázat2.A1" office:value-type="string">
                <text:p text:style-name="P55">Birodalmi</text:p>
              </table:table-cell>
              <table:table-cell table:style-name="Táblázat2.A1" office:value-type="string">
                <text:p text:style-name="P55">Kyr eredetű</text:p>
              </table:table-cell>
              <table:table-cell table:style-name="Táblázat2.A1" office:value-type="string">
                <text:p text:style-name="P55">Slan</text:p>
              </table:table-cell>
              <table:table-cell table:style-name="Táblázat2.H1" office:value-type="string">
                <text:p text:style-name="P55">Elf</text:p>
              </table:table-cell>
            </table:table-row>
          </table:table-header-rows>
          <table:table-row>
            <table:table-cell table:style-name="Táblázat2.A2" office:value-type="string">
              <text:p text:style-name="P40">Iskola jellemzői</text:p>
            </table:table-cell>
            <table:table-cell table:style-name="Táblázat2.B2" office:value-type="string">
              <text:p text:style-name="P39">Miben erősek az egyes iskolák.</text:p>
            </table:table-cell>
            <table:table-cell table:style-name="Táblázat2.C2" office:value-type="string">
              <text:p text:style-name="P46"/>
            </table:table-cell>
            <table:table-cell table:style-name="Táblázat2.A2" office:value-type="string">
              <text:p text:style-name="P47"/>
            </table:table-cell>
            <table:table-cell table:style-name="Táblázat2.A2" office:value-type="string">
              <text:p text:style-name="P47"/>
            </table:table-cell>
            <table:table-cell table:style-name="Táblázat2.A2" office:value-type="string">
              <text:p text:style-name="P47">Érzékelés alapú diszc.-ban jók</text:p>
            </table:table-cell>
            <table:table-cell table:style-name="Táblázat2.A2" office:value-type="string">
              <text:p text:style-name="P47">Magára ható, fizika.<text:line-break/><text:span text:style-name="T2">Követelmény:<text:line-break/>„Slan” háttér (50KP)</text:span></text:p>
            </table:table-cell>
            <table:table-cell table:style-name="Táblázat2.H2" office:value-type="string">
              <text:p text:style-name="P47"/>
            </table:table-cell>
          </table:table-row>
          <table:table-row table:style-name="Táblázat2.3">
            <table:table-cell table:style-name="Táblázat2.A3" office:value-type="string">
              <text:p text:style-name="P40"/>
            </table:table-cell>
            <table:table-cell table:style-name="Táblázat2.A3" office:value-type="string">
              <text:p text:style-name="P40"/>
            </table:table-cell>
            <table:table-cell table:style-name="Táblázat2.C3" office:value-type="string">
              <text:p text:style-name="P39"/>
            </table:table-cell>
            <table:table-cell table:style-name="Táblázat2.A3" office:value-type="string">
              <text:p text:style-name="P41"/>
            </table:table-cell>
            <table:table-cell table:style-name="Táblázat2.A3" office:value-type="string">
              <text:p text:style-name="P41"/>
            </table:table-cell>
            <table:table-cell table:style-name="Táblázat2.A3" office:value-type="string">
              <text:p text:style-name="P41"/>
            </table:table-cell>
            <table:table-cell table:style-name="Táblázat2.A3" office:value-type="string">
              <text:p text:style-name="P41"/>
            </table:table-cell>
            <table:table-cell table:style-name="Táblázat2.H3" office:value-type="string">
              <text:p text:style-name="P41"/>
            </table:table-cell>
          </table:table-row>
          <table:table-row>
            <table:table-cell table:style-name="Táblázat2.A2" office:value-type="string">
              <text:p text:style-name="P40">Abszolút látás <text:span text:style-name="T18">TÁP</text:span></text:p>
            </table:table-cell>
            <table:table-cell table:style-name="Táblázat2.B2" office:value-type="string">
              <text:p text:style-name="P38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26">Aranyharang</text:p>
            </table:table-cell>
            <table:table-cell table:style-name="Táblázat2.B2" office:value-type="string">
              <text:p text:style-name="P26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Asztrálszem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Auraérzékelés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33">Belső idő</text:p>
              <text:p text:style-name="P33">(szellemi! KM is beléptethet!)</text:p>
            </table:table-cell>
            <table:table-cell table:style-name="Táblázat2.B2" office:value-type="string">
              <text:p text:style-name="P33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Csettintés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H2" office:value-type="string">
              <text:p text:style-name="P41"/>
            </table:table-cell>
          </table:table-row>
          <table:table-row>
            <table:table-cell table:style-name="Táblázat2.A2" office:value-type="string">
              <text:p text:style-name="P40">Dinamikus pajzs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Ébredés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H2" office:value-type="string">
              <text:p text:style-name="P41"/>
            </table:table-cell>
          </table:table-row>
          <table:table-row>
            <table:table-cell table:style-name="Táblázat2.A2" office:value-type="string">
              <text:p text:style-name="P40">Ébresztés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H2" office:value-type="string">
              <text:p text:style-name="P41"/>
            </table:table-cell>
          </table:table-row>
          <table:table-row>
            <table:table-cell table:style-name="Táblázat2.A2" office:value-type="string">
              <text:p text:style-name="P40">Egyensúly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Emlékfelidézés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Érzékélesítés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H2" office:value-type="string">
              <text:p text:style-name="P41"/>
            </table:table-cell>
          </table:table-row>
          <table:table-row>
            <table:table-cell table:style-name="Táblázat2.A2" office:value-type="string">
              <text:p text:style-name="P40">Érzéktisztítás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H2" office:value-type="string">
              <text:p text:style-name="P41"/>
            </table:table-cell>
          </table:table-row>
          <table:table-row>
            <table:table-cell table:style-name="Táblázat2.A2" office:value-type="string">
              <text:p text:style-name="P63">Fájdalomcsillapítás</text:p>
            </table:table-cell>
            <table:table-cell table:style-name="Táblázat2.B2" office:value-type="string">
              <text:p text:style-name="P63"/>
            </table:table-cell>
            <table:table-cell table:style-name="Táblázat2.C2" office:value-type="string">
              <text:p text:style-name="P62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Hatodik érzék</text:p>
            </table:table-cell>
            <table:table-cell table:style-name="Táblázat2.B2" office:value-type="string">
              <text:p text:style-name="P41">Magas „Észlelés” képzettség követelmény.</text:p>
            </table:table-cell>
            <table:table-cell table:style-name="Táblázat2.C2" office:value-type="string">
              <text:p text:style-name="P62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A2" office:value-type="string">
              <text:p text:style-name="P41"/>
            </table:table-cell>
            <table:table-cell table:style-name="Táblázat2.H2" office:value-type="string">
              <text:p text:style-name="P41"/>
            </table:table-cell>
          </table:table-row>
          <table:table-row>
            <table:table-cell table:style-name="Táblázat2.A2" office:value-type="string">
              <text:p text:style-name="P33">Kiáltás</text:p>
            </table:table-cell>
            <table:table-cell table:style-name="Táblázat2.B2" office:value-type="string">
              <text:p text:style-name="P33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Láthatatlanság észlelése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Lehallgatás <text:span text:style-name="T18">TÁP</text:span></text:p>
            </table:table-cell>
            <table:table-cell table:style-name="Táblázat2.B2" office:value-type="string">
              <text:p text:style-name="P38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Mágikus tekintet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Membrán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61"/>
            </table:table-cell>
            <table:table-cell table:style-name="Táblázat2.A2" office:value-type="string">
              <text:p text:style-name="P61"/>
            </table:table-cell>
            <table:table-cell table:style-name="Táblázat2.A2" office:value-type="string">
              <text:p text:style-name="P61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Mentálszem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Pszeudó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61"/>
            </table:table-cell>
            <table:table-cell table:style-name="Táblázat2.A2" office:value-type="string">
              <text:p text:style-name="P61"/>
            </table:table-cell>
            <table:table-cell table:style-name="Táblázat2.A2" office:value-type="string">
              <text:p text:style-name="P61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63">Pszi lökés</text:p>
            </table:table-cell>
            <table:table-cell table:style-name="Táblázat2.B2" office:value-type="string">
              <text:p text:style-name="P63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60"/>
            </table:table-cell>
            <table:table-cell table:style-name="Táblázat2.A2" office:value-type="string">
              <text:p text:style-name="P60"/>
            </table:table-cell>
            <table:table-cell table:style-name="Táblázat2.A2" office:value-type="string">
              <text:p text:style-name="P60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Pszi ostrom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Pszi roham</text:p>
            </table:table-cell>
            <table:table-cell table:style-name="Táblázat2.B2" office:value-type="string">
              <text:p text:style-name="P32">Milyen módosítókkal, sebzés-szorzóval, stb.</text:p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32"/>
            </table:table-cell>
            <table:table-cell table:style-name="Táblázat2.A2" office:value-type="string">
              <text:p text:style-name="P32"/>
            </table:table-cell>
            <table:table-cell table:style-name="Táblázat2.A2" office:value-type="string">
              <text:p text:style-name="P32"/>
            </table:table-cell>
            <table:table-cell table:style-name="Táblázat2.A2" office:value-type="string">
              <text:p text:style-name="P32"/>
            </table:table-cell>
            <table:table-cell table:style-name="Táblázat2.H2" office:value-type="string">
              <text:p text:style-name="P32"/>
            </table:table-cell>
          </table:table-row>
          <table:table-row>
            <table:table-cell table:style-name="Táblázat2.A2" office:value-type="string">
              <text:p text:style-name="P40">Regenerálódó elme <text:span text:style-name="T18">TÁP</text:span></text:p>
            </table:table-cell>
            <table:table-cell table:style-name="Táblázat2.B2" office:value-type="string">
              <text:p text:style-name="P38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Statikus pajzs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61"/>
            </table:table-cell>
            <table:table-cell table:style-name="Táblázat2.A2" office:value-type="string">
              <text:p text:style-name="P61"/>
            </table:table-cell>
            <table:table-cell table:style-name="Táblázat2.A2" office:value-type="string">
              <text:p text:style-name="P61"/>
            </table:table-cell>
            <table:table-cell table:style-name="Táblázat2.A2" office:value-type="string">
              <text:p text:style-name="P59">Nehezebb bontani.</text:p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Szinesztézia <text:span text:style-name="T18">TÁP</text:span></text:p>
            </table:table-cell>
            <table:table-cell table:style-name="Táblázat2.B2" office:value-type="string">
              <text:p text:style-name="P38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Telekinézis</text:p>
            </table:table-cell>
            <table:table-cell table:style-name="Táblázat2.B2" office:value-type="string">
              <text:p text:style-name="P69">A bonyolultabb, több irányú, nem látásirányú mozgatások nehezebbek, így magasabb iskola képzettséget igényelnek</text:p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69"/>
            </table:table-cell>
            <table:table-cell table:style-name="Táblázat2.A2" office:value-type="string">
              <text:p text:style-name="P69"/>
            </table:table-cell>
            <table:table-cell table:style-name="Táblázat2.A2" office:value-type="string">
              <text:p text:style-name="P69"/>
            </table:table-cell>
            <table:table-cell table:style-name="Táblázat2.A2" office:value-type="string">
              <text:p text:style-name="P69"/>
            </table:table-cell>
            <table:table-cell table:style-name="Táblázat2.H2" office:value-type="string">
              <text:p text:style-name="P69"/>
            </table:table-cell>
          </table:table-row>
          <table:table-row>
            <table:table-cell table:style-name="Táblázat2.A2" office:value-type="string">
              <text:p text:style-name="P40">Telepátia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Testhő változtatás<text:line-break/> <text:span text:style-name="T18">TÁP</text:span></text:p>
            </table:table-cell>
            <table:table-cell table:style-name="Táblázat2.B2" office:value-type="string">
              <text:p text:style-name="P38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ext:soft-page-break/>
          <table:table-row>
            <table:table-cell table:style-name="Táblázat2.A2" office:value-type="string">
              <text:p text:style-name="P40">Tetszhalál<text:line-break/><text:span text:style-name="T18">TÁP</text:span></text:p>
            </table:table-cell>
            <table:table-cell table:style-name="Táblázat2.B2" office:value-type="string">
              <text:p text:style-name="P38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Tiszta elme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Transz</text:p>
            </table:table-cell>
            <table:table-cell table:style-name="Táblázat2.B2" office:value-type="string">
              <text:p text:style-name="P40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Tudati háló<text:line-break/><text:span text:style-name="T18">TÁP</text:span></text:p>
            </table:table-cell>
            <table:table-cell table:style-name="Táblázat2.B2" office:value-type="string">
              <text:p text:style-name="P38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Tulajdonság növelés</text:p>
            </table:table-cell>
            <table:table-cell table:style-name="Táblázat2.B2" office:value-type="string">
              <text:p text:style-name="P40">Faji max fölé nem mehet</text:p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26">Tulajdonság(pont) növelés</text:p>
            </table:table-cell>
            <table:table-cell table:style-name="Táblázat2.B2" office:value-type="string">
              <text:p text:style-name="P26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Védelem regenerálása<text:line-break/><text:span text:style-name="T18">TÁP</text:span></text:p>
            </table:table-cell>
            <table:table-cell table:style-name="Táblázat2.B2" office:value-type="string">
              <text:p text:style-name="P38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40">Zárt elme<text:line-break/><text:span text:style-name="T18">TÁP</text:span></text:p>
            </table:table-cell>
            <table:table-cell table:style-name="Táblázat2.B2" office:value-type="string">
              <text:p text:style-name="P38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  <table:table-row>
            <table:table-cell table:style-name="Táblázat2.A2" office:value-type="string">
              <text:p text:style-name="P33">Zavarás</text:p>
            </table:table-cell>
            <table:table-cell table:style-name="Táblázat2.B2" office:value-type="string">
              <text:p text:style-name="P33"/>
            </table:table-cell>
            <table:table-cell table:style-name="Táblázat2.C2" office:value-type="string">
              <text:p text:style-name="P3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A2" office:value-type="string">
              <text:p text:style-name="P59"/>
            </table:table-cell>
            <table:table-cell table:style-name="Táblázat2.H2" office:value-type="string">
              <text:p text:style-name="P59"/>
            </table:table-cell>
          </table:table-row>
        </table:table>
        <text:p text:style-name="Standard"/>
        <text:p text:style-name="Standard"/>
        <table:table table:name="Táblázat5" table:style-name="Táblázat5">
          <table:table-column table:style-name="Táblázat5.A"/>
          <table:table-column table:style-name="Táblázat5.B"/>
          <table:table-column table:style-name="Táblázat5.C" table:number-columns-repeated="5"/>
          <table:table-column table:style-name="Táblázat5.H"/>
          <table:table-header-rows>
            <table:table-row>
              <table:table-cell table:style-name="Táblázat5.A1" table:number-columns-spanned="8" office:value-type="string">
                <text:p text:style-name="P35">Sla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>
            <table:table-cell table:style-name="Táblázat5.A2" office:value-type="string">
              <text:p text:style-name="P50"/>
            </table:table-cell>
            <table:table-cell table:style-name="Táblázat5.B2" office:value-type="string">
              <text:p text:style-name="P49">Megjegyzés</text:p>
            </table:table-cell>
            <table:table-cell table:style-name="Táblázat5.C2" office:value-type="string">
              <text:p text:style-name="P56">Godoni</text:p>
            </table:table-cell>
            <table:table-cell table:style-name="Táblázat5.A2" office:value-type="string">
              <text:p text:style-name="P55">Dzsenn eredetű</text:p>
            </table:table-cell>
            <table:table-cell table:style-name="Táblázat5.A2" office:value-type="string">
              <text:p text:style-name="P55">Birodalmi</text:p>
            </table:table-cell>
            <table:table-cell table:style-name="Táblázat5.A2" office:value-type="string">
              <text:p text:style-name="P55">Kyr</text:p>
            </table:table-cell>
            <table:table-cell table:style-name="Táblázat5.A2" office:value-type="string">
              <text:p text:style-name="P55">Slan</text:p>
            </table:table-cell>
            <table:table-cell table:style-name="Táblázat5.H2" office:value-type="string">
              <text:p text:style-name="P55">Elf</text:p>
            </table:table-cell>
          </table:table-row>
          <table:table-row>
            <table:table-cell table:style-name="Táblázat5.A3" office:value-type="string">
              <text:p text:style-name="P26">Wuxia</text:p>
            </table:table-cell>
            <table:table-cell table:style-name="Táblázat5.B2" office:value-type="string">
              <text:p text:style-name="P26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26">Halálos ujj</text:p>
            </table:table-cell>
            <table:table-cell table:style-name="Táblázat5.B2" office:value-type="string">
              <text:p text:style-name="P26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26">Testuralom</text:p>
            </table:table-cell>
            <table:table-cell table:style-name="Táblázat5.B2" office:value-type="string">
              <text:p text:style-name="P26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12">Testkontroll</text:p>
              <text:p text:style-name="P12">(Tetszhalál)</text:p>
            </table:table-cell>
            <table:table-cell table:style-name="Táblázat5.B2" office:value-type="string">
              <text:p text:style-name="P12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12">Jelentéktelenség</text:p>
              <text:p text:style-name="P11"/>
            </table:table-cell>
            <table:table-cell table:style-name="Táblázat5.B2" office:value-type="string">
              <text:p text:style-name="P12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12">Érzéketlenség</text:p>
            </table:table-cell>
            <table:table-cell table:style-name="Táblázat5.B2" office:value-type="string">
              <text:p text:style-name="P12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10">Harcos Elme </text:p>
            </table:table-cell>
            <table:table-cell table:style-name="Táblázat5.B2" office:value-type="string">
              <text:p text:style-name="P10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12">Éteriség (Levitáció)</text:p>
            </table:table-cell>
            <table:table-cell table:style-name="Táblázat5.B2" office:value-type="string">
              <text:p text:style-name="P12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12">Pusztító ököl</text:p>
            </table:table-cell>
            <table:table-cell table:style-name="Táblázat5.B2" office:value-type="string">
              <text:p text:style-name="P12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40">Kitérés</text:p>
            </table:table-cell>
            <table:table-cell table:style-name="Táblázat5.B2" office:value-type="string">
              <text:p text:style-name="P40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40">Kitartás</text:p>
              <text:p text:style-name="P43">(+Átütést kap a kéz)</text:p>
            </table:table-cell>
            <table:table-cell table:style-name="Táblázat5.B2" office:value-type="string">
              <text:p text:style-name="P40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40">Energia-felszabadítás</text:p>
            </table:table-cell>
            <table:table-cell table:style-name="Táblázat5.B2" office:value-type="string">
              <text:p text:style-name="P40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40">Megfélemlítés</text:p>
            </table:table-cell>
            <table:table-cell table:style-name="Táblázat5.B2" office:value-type="string">
              <text:p text:style-name="P40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40">Lélegzet visszatartása</text:p>
            </table:table-cell>
            <table:table-cell table:style-name="Táblázat5.B2" office:value-type="string">
              <text:p text:style-name="P40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40">Vágy kioltása</text:p>
            </table:table-cell>
            <table:table-cell table:style-name="Táblázat5.B2" office:value-type="string">
              <text:p text:style-name="P40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40">Kaméleon</text:p>
            </table:table-cell>
            <table:table-cell table:style-name="Táblázat5.B2" office:value-type="string">
              <text:p text:style-name="P40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40">Felejtés</text:p>
            </table:table-cell>
            <table:table-cell table:style-name="Táblázat5.B2" office:value-type="string">
              <text:p text:style-name="P40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40">Összpontosítás</text:p>
            </table:table-cell>
            <table:table-cell table:style-name="Táblázat5.B2" office:value-type="string">
              <text:p text:style-name="P40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  <table:table-row>
            <table:table-cell table:style-name="Táblázat5.A3" office:value-type="string">
              <text:p text:style-name="P34">Egyedi, Harcművész-iskola specifikus technika</text:p>
            </table:table-cell>
            <table:table-cell table:style-name="Táblázat5.B2" office:value-type="string">
              <text:p text:style-name="P33"/>
            </table:table-cell>
            <table:table-cell table:style-name="Táblázat5.C3" office:value-type="string">
              <text:p text:style-name="P3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A3" office:value-type="string">
              <text:p text:style-name="P59"/>
            </table:table-cell>
            <table:table-cell table:style-name="Táblázat5.H3" office:value-type="string">
              <text:p text:style-name="P59"/>
            </table:table-cell>
          </table:table-row>
        </table:table>
        <text:p text:style-name="Standard"/>
        <text:p text:style-name="P4"/>
        <table:table table:name="Táblázat3" table:style-name="Táblázat3">
          <table:table-column table:style-name="Táblázat3.A"/>
          <table:table-column table:style-name="Táblázat3.B"/>
          <table:table-column table:style-name="Táblázat3.C" table:number-columns-repeated="5"/>
          <table:table-column table:style-name="Táblázat3.H"/>
          <table:table-header-rows>
            <table:table-row>
              <table:table-cell table:style-name="Táblázat3.A1" table:number-columns-spanned="8" office:value-type="string">
                <text:p text:style-name="P45">Codex diszciplínái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>
            <table:table-cell table:style-name="Táblázat3.A2" office:value-type="string">
              <text:p text:style-name="P44"/>
            </table:table-cell>
            <table:table-cell table:style-name="Táblázat3.B2" office:value-type="string">
              <text:p text:style-name="P53">Megjegyezés</text:p>
            </table:table-cell>
            <table:table-cell table:style-name="Táblázat3.C2" office:value-type="string">
              <text:p text:style-name="P53">Godoni</text:p>
            </table:table-cell>
            <table:table-cell table:style-name="Táblázat3.A2" office:value-type="string">
              <text:p text:style-name="P54">Dzsenn eredetű</text:p>
            </table:table-cell>
            <table:table-cell table:style-name="Táblázat3.A2" office:value-type="string">
              <text:p text:style-name="P54">Birodalmi</text:p>
            </table:table-cell>
            <table:table-cell table:style-name="Táblázat3.A2" office:value-type="string">
              <text:p text:style-name="P54">Kyr</text:p>
            </table:table-cell>
            <table:table-cell table:style-name="Táblázat3.A2" office:value-type="string">
              <text:p text:style-name="P54">Slan</text:p>
            </table:table-cell>
            <table:table-cell table:style-name="Táblázat3.H2" office:value-type="string">
              <text:p text:style-name="P54">Elf</text:p>
            </table:table-cell>
          </table:table-row>
          <table:table-row>
            <table:table-cell table:style-name="Táblázat3.A3" office:value-type="string">
              <text:p text:style-name="P44">Asztrálfátyol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Asztrálköd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Átlényegülés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Befogadás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Emlékezés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Empátia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Érzékenység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Ezüsttükör</text:p>
              <text:p text:style-name="P44">(asztrálmágia ellen)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Feloldódás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Gyémántharang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Gyémántpajzs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Hangulat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Harmadik szem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Hazatérés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Igaz látás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Jelenlét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Kőbálvány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Lélekerő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Lélekfátyol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Lélekharang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Lélekpajzs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Litánia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Mágiaézékelés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Mentálfátyol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Mentálköd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Önvizsgálat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Rejtőzés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Tagadás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  <table:table-row>
            <table:table-cell table:style-name="Táblázat3.A3" office:value-type="string">
              <text:p text:style-name="P44">Teaszűrő</text:p>
              <text:p text:style-name="P44">(mérgek kiszűrése)</text:p>
            </table:table-cell>
            <table:table-cell table:style-name="Táblázat3.B2" office:value-type="string">
              <text:p text:style-name="P39"/>
            </table:table-cell>
            <table:table-cell table:style-name="Táblázat3.C3" office:value-type="string">
              <text:p text:style-name="P3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A3" office:value-type="string">
              <text:p text:style-name="P59"/>
            </table:table-cell>
            <table:table-cell table:style-name="Táblázat3.H3" office:value-type="string">
              <text:p text:style-name="P59"/>
            </table:table-cell>
          </table:table-row>
        </table:table>
        <text:p text:style-name="Standard"/>
        <text:p text:style-name="Standard"/>
        <table:table table:name="Táblázat1" table:style-name="Táblázat1">
          <table:table-column table:style-name="Táblázat1.A"/>
          <table:table-column table:style-name="Táblázat1.B"/>
          <table:table-column table:style-name="Táblázat1.C" table:number-columns-repeated="5"/>
          <table:table-column table:style-name="Táblázat1.H"/>
          <table:table-header-rows>
            <table:table-row>
              <table:table-cell table:style-name="Táblázat1.A1" table:number-columns-spanned="8" office:value-type="string">
                <text:p text:style-name="P45">Shadowrun diszciplínák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>
            <table:table-cell table:style-name="Táblázat1.A2" office:value-type="string">
              <text:p text:style-name="P44"/>
            </table:table-cell>
            <table:table-cell table:style-name="Táblázat1.B2" office:value-type="string">
              <text:p text:style-name="P53">Megjegyezés</text:p>
            </table:table-cell>
            <table:table-cell table:style-name="Táblázat1.C2" office:value-type="string">
              <text:p text:style-name="P53">Godoni</text:p>
            </table:table-cell>
            <table:table-cell table:style-name="Táblázat1.A2" office:value-type="string">
              <text:p text:style-name="P54">Dzsenn eredetű</text:p>
            </table:table-cell>
            <table:table-cell table:style-name="Táblázat1.A2" office:value-type="string">
              <text:p text:style-name="P54">Birodalmi</text:p>
            </table:table-cell>
            <table:table-cell table:style-name="Táblázat1.A2" office:value-type="string">
              <text:p text:style-name="P54">Kyr</text:p>
            </table:table-cell>
            <table:table-cell table:style-name="Táblázat1.A2" office:value-type="string">
              <text:p text:style-name="P54">Slan</text:p>
            </table:table-cell>
            <table:table-cell table:style-name="Táblázat1.H2" office:value-type="string">
              <text:p text:style-name="P54">Elf</text:p>
            </table:table-cell>
          </table:table-row>
          <table:table-row>
            <table:table-cell table:style-name="Táblázat1.A3" office:value-type="string">
              <text:p text:style-name="P38">Irányérzék (SR)</text:p>
            </table:table-cell>
            <table:table-cell table:style-name="Táblázat1.B2" office:value-type="string">
              <text:p text:style-name="P39"/>
            </table:table-cell>
            <table:table-cell table:style-name="Táblázat1.C3" office:value-type="string">
              <text:p text:style-name="P39"/>
            </table:table-cell>
            <table:table-cell table:style-name="Táblázat1.A3" office:value-type="string">
              <text:p text:style-name="P59"/>
            </table:table-cell>
            <table:table-cell table:style-name="Táblázat1.A3" office:value-type="string">
              <text:p text:style-name="P59"/>
            </table:table-cell>
            <table:table-cell table:style-name="Táblázat1.A3" office:value-type="string">
              <text:p text:style-name="P59"/>
            </table:table-cell>
            <table:table-cell table:style-name="Táblázat1.A3" office:value-type="string">
              <text:p text:style-name="P59"/>
            </table:table-cell>
            <table:table-cell table:style-name="Táblázat1.H3" office:value-type="string">
              <text:p text:style-name="P59"/>
            </table:table-cell>
          </table:table-row>
          <table:table-row>
            <table:table-cell table:style-name="Táblázat1.A3" office:value-type="string">
              <text:p text:style-name="P38">Öngyógyulás (SR)</text:p>
              <text:p text:style-name="P38">(testkontroll)</text:p>
            </table:table-cell>
            <table:table-cell table:style-name="Táblázat1.B2" office:value-type="string">
              <text:p text:style-name="P39"/>
            </table:table-cell>
            <table:table-cell table:style-name="Táblázat1.C3" office:value-type="string">
              <text:p text:style-name="P39"/>
            </table:table-cell>
            <table:table-cell table:style-name="Táblázat1.A3" office:value-type="string">
              <text:p text:style-name="P59"/>
            </table:table-cell>
            <table:table-cell table:style-name="Táblázat1.A3" office:value-type="string">
              <text:p text:style-name="P59"/>
            </table:table-cell>
            <table:table-cell table:style-name="Táblázat1.A3" office:value-type="string">
              <text:p text:style-name="P59"/>
            </table:table-cell>
            <table:table-cell table:style-name="Táblázat1.A3" office:value-type="string">
              <text:p text:style-name="P59"/>
            </table:table-cell>
            <table:table-cell table:style-name="Táblázat1.H3" office:value-type="string">
              <text:p text:style-name="P59"/>
            </table:table-cell>
          </table:table-row>
          <table:table-row>
            <table:table-cell table:style-name="Táblázat1.A3" office:value-type="string">
              <text:p text:style-name="P38">Hőmérséklet tolerancia (SR)</text:p>
            </table:table-cell>
            <table:table-cell table:style-name="Táblázat1.B2" office:value-type="string">
              <text:p text:style-name="P39"/>
            </table:table-cell>
            <table:table-cell table:style-name="Táblázat1.C3" office:value-type="string">
              <text:p text:style-name="P39"/>
            </table:table-cell>
            <table:table-cell table:style-name="Táblázat1.A3" office:value-type="string">
              <text:p text:style-name="P59"/>
            </table:table-cell>
            <table:table-cell table:style-name="Táblázat1.A3" office:value-type="string">
              <text:p text:style-name="P59"/>
            </table:table-cell>
            <table:table-cell table:style-name="Táblázat1.A3" office:value-type="string">
              <text:p text:style-name="P59"/>
            </table:table-cell>
            <table:table-cell table:style-name="Táblázat1.A3" office:value-type="string">
              <text:p text:style-name="P59"/>
            </table:table-cell>
            <table:table-cell table:style-name="Táblázat1.H3" office:value-type="string">
              <text:p text:style-name="P59"/>
            </table:table-cell>
          </table:table-row>
          <table:table-row>
            <table:table-cell table:style-name="Táblázat1.A3" office:value-type="string">
              <text:p text:style-name="P38">Idegütés</text:p>
              <text:p text:style-name="P38">(SR)</text:p>
              <text:p text:style-name="P42">Többet sebez, de csak KT-t</text:p>
            </table:table-cell>
            <table:table-cell table:style-name="Táblázat1.B2" office:value-type="string">
              <text:p text:style-name="P39"/>
            </table:table-cell>
            <table:table-cell table:style-name="Táblázat1.C3" office:value-type="string">
              <text:p text:style-name="P39"/>
            </table:table-cell>
            <table:table-cell table:style-name="Táblázat1.A3" office:value-type="string">
              <text:p text:style-name="P59"/>
            </table:table-cell>
            <table:table-cell table:style-name="Táblázat1.A3" office:value-type="string">
              <text:p text:style-name="P59"/>
            </table:table-cell>
            <table:table-cell table:style-name="Táblázat1.A3" office:value-type="string">
              <text:p text:style-name="P59"/>
            </table:table-cell>
            <table:table-cell table:style-name="Táblázat1.A3" office:value-type="string">
              <text:p text:style-name="P59"/>
            </table:table-cell>
            <table:table-cell table:style-name="Táblázat1.H3" office:value-type="string">
              <text:p text:style-name="P59"/>
            </table:table-cell>
          </table:table-row>
          <table:table-row>
            <table:table-cell table:style-name="Táblázat1.A3" office:value-type="string">
              <text:p text:style-name="P38">Távoli csapás</text:p>
              <text:p text:style-name="P38">(SR)</text:p>
            </table:table-cell>
            <table:table-cell table:style-name="Táblázat1.B2" office:value-type="string">
              <text:p text:style-name="P39"/>
            </table:table-cell>
            <table:table-cell table:style-name="Táblázat1.C3" office:value-type="string">
              <text:p text:style-name="P39"/>
            </table:table-cell>
            <table:table-cell table:style-name="Táblázat1.A3" office:value-type="string">
              <text:p text:style-name="P59"/>
            </table:table-cell>
            <table:table-cell table:style-name="Táblázat1.A3" office:value-type="string">
              <text:p text:style-name="P59"/>
            </table:table-cell>
            <table:table-cell table:style-name="Táblázat1.A3" office:value-type="string">
              <text:p text:style-name="P59"/>
            </table:table-cell>
            <table:table-cell table:style-name="Táblázat1.A3" office:value-type="string">
              <text:p text:style-name="P59"/>
            </table:table-cell>
            <table:table-cell table:style-name="Táblázat1.H3" office:value-type="string">
              <text:p text:style-name="P59"/>
            </table:table-cell>
          </table:table-row>
        </table:table>
        <text:p text:style-name="P73"/>
      </text:section>
      <text:p text:style-name="P24"/>
      <text:h text:style-name="P1" text:outline-level="2">Diszciplínák leírása</text:h>
      <text:h text:style-name="Heading_20_4" text:outline-level="4">Statikus pajzs</text:h>
      <text:p text:style-name="Text_20_body"><text:span text:style-name="T6">Iskola</text:span><text:span text:style-name="T4">:</text:span> Tudati védelem</text:p>
      <text:p text:style-name="P71">A besorolás már nem e szerint lesz! Az iskola már mást jelent! (Pl. Pyarroni, stb)</text:p>
      <text:p text:style-name="P24"><text:span text:style-name="T4">Követelménye</text:span>: <text:span text:style-name="T2">TODO</text:span></text:p>
      <text:p text:style-name="Text_20_body"><text:span text:style-name="T4">Ψp:</text:span> lásd a leírást!</text:p>
      <text:p text:style-name="Text_20_body"><text:span text:style-name="T4">Időtartam:</text:span> lásd a leírást!</text:p>
      <text:p text:style-name="Text_20_body"><text:span text:style-name="T4">Hatótáv:</text:span> speciális</text:p>
      <text:p text:style-name="P24"><text:span text:style-name="T4">Korlátozások, hátrányos helyzet, egyedi jellemzők</text:span>: </text:p>
      <text:list text:style-name="L6">
        <text:list-item>
          <text:p text:style-name="P89">Építése magának az alkalmazónak: <text:span text:style-name="T5">1E = 2Ψp</text:span></text:p>
        </text:list-item>
        <text:list-item>
          <text:p text:style-name="P89">Építése másnak (nehezebb): <text:span text:style-name="T4">1E = 3</text:span><text:span text:style-name="T7">Ψ</text:span><text:span text:style-name="T4">p</text:span></text:p>
        </text:list-item>
        <text:list-item>
          <text:p text:style-name="P98">Építési idő: ???</text:p>
        </text:list-item>
        <text:list-item>
          <text:p text:style-name="P89">Asztrálpajzs építéséhez tartós lelki nyugalom szükségeltetik <text:span text:style-name="T8">(mondjuk legalább 1 hete)</text:span>.<text:line-break/><text:span text:style-name="T9">Valamilyen próbát is lehetne dobatni.</text:span></text:p>
        </text:list-item>
        <text:list-item>
          <text:p text:style-name="P89">Mentálpajzs építéséhez pedig higgadtnak kell lenni (<text:span text:style-name="T9">??) </text:span><text:span text:style-name="T10"><text:s/></text:span><text:span text:style-name="T8">(mondjuk legalább 1 hete)</text:span></text:p>
        </text:list-item>
        <text:list-item>
          <text:p text:style-name="P95">Esetleg lehessen torz ideológiákból, eszelős, őrült érzelmekből is pajzsot építeni?</text:p>
        </text:list-item>
      </text:list>
      <text:list text:style-name="L7">
        <text:list-item>
          <text:p text:style-name="P116">A Mentálmágia mágiaiskola képzettség szintje hozzáadódik a mentál statikus pajzs max értékéhez</text:p>
        </text:list-item>
        <text:list-item>
          <text:p text:style-name="P116">Az Asztrálmágia mágiaiskola képzettség szintje hozzáadódik az asztrál statikus pajzs max értékéhez</text:p>
        </text:list-item>
      </text:list>
      <text:list text:style-name="L6">
        <text:list-item text:start-value="1">
          <text:p text:style-name="P89">A pajzs nem örökkévaló. Karban kell tartani, frissíteni kell, különben "elkopik" szép lassan.<text:line-break/>A <text:span text:style-name="T10">"Tudati védelem" iskola szintjétől függ, hogy mennyi idő alatt bomlik le.</text:span></text:p>
        </text:list-item>
        <text:list-item>
          <text:p text:style-name="P89"><text:span text:style-name="T10">A másnak épített pajzs még gyorsabban bomlik (</text:span><text:span text:style-name="T8">mondjuk 10x gyorsabban</text:span><text:span text:style-name="T10">)</text:span></text:p>
        </text:list-item>
        <text:list-item>
          <text:p text:style-name="P95">Karbantartása: újjá kelljen építeni, vagy lehet „renoválni”??</text:p>
        </text:list-item>
        <text:list-item>
          <text:p text:style-name="P89">A szélsőséges érzelmek, őrület, idegbetegség az asztrál pajzsokat hosszú távon intenzívebben "erodálják". (<text:span text:style-name="T9">mennyire gyorsuljon fel a bomlás?</text:span>)</text:p>
        </text:list-item>
        <text:list-item>
          <text:p text:style-name="P89">A megrögzöttség, kényszerbetegség, stb. pedig a mentál pajzsokat rongálja.</text:p>
        </text:list-item>
        <text:list-item>
          <text:p text:style-name="P104">Varázsláskor legyen érezhető a pajzs jellege?</text:p>
        </text:list-item>
      </text:list>
      <text:p text:style-name="P24"><text:span text:style-name="T4">Bónusz:</text:span><text:span text:style-name="T11">-</text:span></text:p>
      <text:p text:style-name="P24"><text:span text:style-name="T4">Külön Fortély</text:span>: nem</text:p>
      <text:p text:style-name="P9"><text:span text:style-name="T4">Kapcsolódó pszí-fortélyok:</text:span><text:span text:style-name="T12"> </text:span><text:span text:style-name="T13">TODO</text:span></text:p>
      <text:p text:style-name="P24"><text:span text:style-name="T4">Alkalmazási szintjei</text:span>: minél magasabb szintű a „Tudati védelem” iskola, annál később „bomlik le”.</text:p>
      <table:table table:name="Tábla7" table:style-name="Tábla7">
        <table:table-column table:style-name="Tábla7.A"/>
        <table:table-column table:style-name="Tábla7.B"/>
        <table:table-row>
          <table:table-cell table:style-name="Tábla7.A1" office:value-type="string">
            <text:p text:style-name="P25">3 <text:s/>-</text:p>
          </table:table-cell>
          <table:table-cell table:style-name="Tábla7.B1" office:value-type="string">
            <text:p text:style-name="P25">xyz</text:p>
          </table:table-cell>
        </table:table-row>
        <table:table-row>
          <table:table-cell table:style-name="Tábla7.A2" office:value-type="string">
            <text:p text:style-name="P25">6 <text:s/>-</text:p>
          </table:table-cell>
          <table:table-cell table:style-name="Tábla7.B2" office:value-type="string">
            <text:p text:style-name="P25"/>
          </table:table-cell>
        </table:table-row>
        <table:table-row>
          <table:table-cell table:style-name="Tábla7.A2" office:value-type="string">
            <text:p text:style-name="P25">9 <text:s/>-</text:p>
          </table:table-cell>
          <table:table-cell table:style-name="Tábla7.B2" office:value-type="string">
            <text:p text:style-name="P25"/>
          </table:table-cell>
        </table:table-row>
        <table:table-row>
          <table:table-cell table:style-name="Tábla7.A2" office:value-type="string">
            <text:p text:style-name="P25">12 -</text:p>
          </table:table-cell>
          <table:table-cell table:style-name="Tábla7.B2" office:value-type="string">
            <text:p text:style-name="P25"/>
          </table:table-cell>
        </table:table-row>
        <table:table-row>
          <table:table-cell table:style-name="Tábla7.A2" office:value-type="string">
            <text:p text:style-name="P25">15 -</text:p>
          </table:table-cell>
          <table:table-cell table:style-name="Tábla7.B2" office:value-type="string">
            <text:p text:style-name="P25"/>
          </table:table-cell>
        </table:table-row>
      </table:table>
      <text:p text:style-name="Text_20_body"/>
      <text:p text:style-name="P22"><text:span text:style-name="T4">Leírás</text:span>: A Statikus pajzsok az elme külső behatásoktól való védelmét hivatottak megvalósítani. Az asztrális statikus pajzs értelemszerűen az asztrálsíkon, míg a mentálpajzs a mentálsíkon véd. A pajzsok Erőssége hozzáadható az asztrális, illetve a mentális mágiaellenálláshoz.</text:p>
      <text:p text:style-name="Text_20_body">A statikus pajzs felépítése után hosszú ideig megmarad, nem kell koncentrálni rá, vagy pszí pontot „tárolni” benne. Mindazonáltal nem örökkévaló, egy idő után lebomlik (ez a körülményektől függ), valamint az egyes lelki hatások is „erodálhatják”.</text:p>
      <text:h text:style-name="P2" text:outline-level="4">Dinamikus pajzs</text:h>
      <text:p text:style-name="Text_20_body"><text:span text:style-name="T4">Iskola:</text:span> Tudati védelem</text:p>
      <text:p text:style-name="P24"><text:span text:style-name="T4">Követelménye</text:span>: <text:span text:style-name="T2">TODO</text:span></text:p>
      <text:p text:style-name="Text_20_body"><text:span text:style-name="T4">Ψp:</text:span> lásd a leírást!</text:p>
      <text:p text:style-name="Text_20_body"><text:span text:style-name="T4">Időtartam:</text:span> lásd a leírást!</text:p>
      <text:p text:style-name="Text_20_body"><text:span text:style-name="T4">Hatótáv:</text:span> speciális</text:p>
      <text:p text:style-name="Text_20_body">Fenntartása mellett más diszciplínát alkalmazni: "Könnyű" Összpontosítás próbát kell dobni.</text:p>
      <text:p text:style-name="P24"><text:span text:style-name="T4">Korlátozások, hátrányos helyzet</text:span>: </text:p>
      <text:p text:style-name="P17">TODO</text:p>
      <text:p text:style-name="P24"><text:span text:style-name="T4">Bónusz:</text:span><text:span text:style-name="T11">-</text:span></text:p>
      <text:p text:style-name="P24"><text:span text:style-name="T4">Külön Fortély</text:span>: nem</text:p>
      <text:p text:style-name="P24"><text:span text:style-name="T4">Kapcsolódó pszí-fortélyok:</text:span><text:span text:style-name="T12"> </text:span><text:span text:style-name="T13">TODO</text:span></text:p>
      <text:p text:style-name="P24"><text:span text:style-name="T4">Alkalmazási szintjei</text:span>:</text:p>
      <table:table table:name="Tábla6" table:style-name="Tábla6">
        <table:table-column table:style-name="Tábla6.A"/>
        <table:table-column table:style-name="Tábla6.B"/>
        <table:table-row>
          <table:table-cell table:style-name="Tábla6.A1" office:value-type="string">
            <text:p text:style-name="P25">3 <text:s/>-</text:p>
          </table:table-cell>
          <table:table-cell table:style-name="Tábla6.B1" office:value-type="string">
            <text:p text:style-name="P25">xyz</text:p>
          </table:table-cell>
        </table:table-row>
        <table:table-row>
          <table:table-cell table:style-name="Tábla6.A2" office:value-type="string">
            <text:p text:style-name="P25">6 <text:s/>-</text:p>
          </table:table-cell>
          <table:table-cell table:style-name="Tábla6.B2" office:value-type="string">
            <text:p text:style-name="P25"/>
          </table:table-cell>
        </table:table-row>
        <table:table-row>
          <table:table-cell table:style-name="Tábla6.A2" office:value-type="string">
            <text:p text:style-name="P25">9 <text:s/>-</text:p>
          </table:table-cell>
          <table:table-cell table:style-name="Tábla6.B2" office:value-type="string">
            <text:p text:style-name="P25"/>
          </table:table-cell>
        </table:table-row>
        <table:table-row>
          <table:table-cell table:style-name="Tábla6.A2" office:value-type="string">
            <text:p text:style-name="P25">12 -</text:p>
          </table:table-cell>
          <table:table-cell table:style-name="Tábla6.B2" office:value-type="string">
            <text:p text:style-name="P25"/>
          </table:table-cell>
        </table:table-row>
        <table:table-row>
          <table:table-cell table:style-name="Tábla6.A2" office:value-type="string">
            <text:p text:style-name="P25">15 -</text:p>
          </table:table-cell>
          <table:table-cell table:style-name="Tábla6.B2" office:value-type="string">
            <text:p text:style-name="P25"/>
          </table:table-cell>
        </table:table-row>
      </table:table>
      <text:p text:style-name="Text_20_body"/>
      <text:p text:style-name="P22"><text:span text:style-name="T4">Leírás</text:span>: A Dinamikus pajzsok szintén az elme külső behatásoktól való védelmét hivatottak megvalósítani. Az asztrális dinamikus pajzs értelemszerűen az asztrálsíkon, míg a mentálpajzs a mentálsíkon véd. A pajzsok Erőssége hozzáadható az asztrális, illetve a mentális mágiaellenálláshoz.</text:p>
      <text:p text:style-name="Text_20_body">A dinamikus pajzs fenntartása enyhe összpontosítást igényel és csak éber állapotban alkalmazható. Ha az alkalmazó dinamikus pajzsot épít, akkor az arra fordított Ψ pontok ideiglenesen a pajzsban tárolódnak, így csökken az aktuális max Ψp mennyiség.</text:p>
      <text:p text:style-name="Text_20_body"/>
      <text:h text:style-name="P2" text:outline-level="4">Szellemnyelv</text:h>
      <text:p text:style-name="Text_20_body"><text:span text:style-name="T4">Iskola:</text:span> Kommunikáció </text:p>
      <text:p text:style-name="P24"><text:span text:style-name="T4">Követelménye</text:span>:</text:p>
      <text:p text:style-name="Text_20_body"><text:span text:style-name="T4">Ψp:</text:span> <text:s/><text:span text:style-name="T2">TODO</text:span></text:p>
      <text:p text:style-name="Text_20_body"><text:span text:style-name="T4">Időtartam:</text:span> <text:span text:style-name="T2">TODO</text:span></text:p>
      <text:p text:style-name="P24"><text:span text:style-name="T4">Hatótáv:</text:span> <text:span text:style-name="T2">TODO</text:span></text:p>
      <text:p text:style-name="P24"><text:span text:style-name="T4">Korlátozások, hátrányos helyzet</text:span>: </text:p>
      <text:list text:style-name="L8">
        <text:list-item>
          <text:p text:style-name="P99">Távolság: </text:p>
        </text:list-item>
        <text:list-item>
          <text:p text:style-name="P105">Sima alkalmazás: (képzettség szint) x mérföld (vagy 100m?)</text:p>
        </text:list-item>
        <text:list-item>
          <text:p text:style-name="P105">Meditációban: (képzettség szint) x 100 mérföld?</text:p>
        </text:list-item>
        <text:list-item>
          <text:p text:style-name="P105">Látni kell a partnert, vagy nem? Ha nem, akkor mi legyen a "jól ismerem", akkor tudok neki üzenni fél-szabállyal?</text:p>
        </text:list-item>
      </text:list>
      <text:p text:style-name="Text_20_body"><text:s text:c="8"/>Ez szerintem soha nem működött jól. <text:s text:c="2"/>; Legyen több pszí pont? <text:span text:style-name="T10"><text:s/>; Kinek lehessen üzenni látatlanul?</text:span></text:p>
      <text:p text:style-name="P24"><text:span text:style-name="T4">Bónusz</text:span>: <text:span text:style-name="T11">(pl. egy képzettség X.szintje után kevesebb Pp, vagy spéci módon használhatja)</text:span></text:p>
      <text:p text:style-name="P24"><text:span text:style-name="T4">Külön Fortély</text:span>: nem</text:p>
      <text:p text:style-name="P24"><text:span text:style-name="T4">Kapcsolódó pszí-fortélyok:</text:span><text:span text:style-name="T12"> </text:span><text:span text:style-name="T13">Tudati háló, Lehallgatás</text:span></text:p>
      <text:p text:style-name="P24"><text:span text:style-name="T4">Alkalmazási szintjei</text:span>:</text:p>
      <table:table table:name="Tábla5" table:style-name="Tábla5">
        <table:table-column table:style-name="Tábla5.A"/>
        <table:table-column table:style-name="Tábla5.B"/>
        <table:table-row>
          <table:table-cell table:style-name="Tábla5.A1" office:value-type="string">
            <text:p text:style-name="P25">3 <text:s/>-</text:p>
          </table:table-cell>
          <table:table-cell table:style-name="Tábla5.B1" office:value-type="string">
            <text:p text:style-name="P25">xyz</text:p>
          </table:table-cell>
        </table:table-row>
        <table:table-row>
          <table:table-cell table:style-name="Tábla5.A2" office:value-type="string">
            <text:p text:style-name="P25">6 <text:s/>-</text:p>
          </table:table-cell>
          <table:table-cell table:style-name="Tábla5.B2" office:value-type="string">
            <text:p text:style-name="P25"/>
          </table:table-cell>
        </table:table-row>
        <table:table-row>
          <table:table-cell table:style-name="Tábla5.A2" office:value-type="string">
            <text:p text:style-name="P25">9 <text:s/>-</text:p>
          </table:table-cell>
          <table:table-cell table:style-name="Tábla5.B2" office:value-type="string">
            <text:p text:style-name="P25"/>
          </table:table-cell>
        </table:table-row>
        <table:table-row>
          <table:table-cell table:style-name="Tábla5.A2" office:value-type="string">
            <text:p text:style-name="P25">12 -</text:p>
          </table:table-cell>
          <table:table-cell table:style-name="Tábla5.B2" office:value-type="string">
            <text:p text:style-name="P25"/>
          </table:table-cell>
        </table:table-row>
        <table:table-row>
          <table:table-cell table:style-name="Tábla5.A2" office:value-type="string">
            <text:p text:style-name="P25">15 -</text:p>
          </table:table-cell>
          <table:table-cell table:style-name="Tábla5.B2" office:value-type="string">
            <text:p text:style-name="P25"/>
          </table:table-cell>
        </table:table-row>
      </table:table>
      <text:p text:style-name="Text_20_body"/>
      <text:p text:style-name="P71">TODO: Kidolgozni a többi diszciplínát is!</text:p>
      <text:p text:style-name="P24"/>
      <text:p text:style-name="P29">Template</text:p>
      <text:p text:style-name="Text_20_body"><text:span text:style-name="T4">Iskola:</text:span> </text:p>
      <text:p text:style-name="P24"><text:span text:style-name="T4">Követelménye</text:span>:</text:p>
      <text:p text:style-name="Text_20_body"><text:span text:style-name="T4">Ψp:</text:span> </text:p>
      <text:p text:style-name="Text_20_body"><text:span text:style-name="T4">Időtartam:</text:span> </text:p>
      <text:p text:style-name="P24"><text:span text:style-name="T4">Hatótáv:</text:span> </text:p>
      <text:p text:style-name="P24"><text:span text:style-name="T4">Korlátozások, hátrányos helyzet</text:span>: </text:p>
      <text:p text:style-name="P24"><text:span text:style-name="T4">Bónusz</text:span>: <text:span text:style-name="T11">(pl. egy képzettség X.szintje után kevesebb Pp, vagy spéci módon használhatja)</text:span></text:p>
      <text:p text:style-name="P24"><text:span text:style-name="T4">Külön Fortély</text:span>: (igen/nem)</text:p>
      <text:p text:style-name="P24"><text:span text:style-name="T4">Alkalmazási szintjei</text:span>:</text:p>
      <table:table table:name="Tábla4" table:style-name="Tábla4">
        <table:table-column table:style-name="Tábla4.A"/>
        <table:table-column table:style-name="Tábla4.B"/>
        <table:table-row>
          <table:table-cell table:style-name="Tábla4.A1" office:value-type="string">
            <text:p text:style-name="P25">3.szint -</text:p>
          </table:table-cell>
          <table:table-cell table:style-name="Tábla4.B1" office:value-type="string">
            <text:p text:style-name="P25">xyz</text:p>
          </table:table-cell>
        </table:table-row>
        <table:table-row>
          <table:table-cell table:style-name="Tábla4.A2" office:value-type="string">
            <text:p text:style-name="P25">6.szint <text:s/>-</text:p>
          </table:table-cell>
          <table:table-cell table:style-name="Tábla4.B2" office:value-type="string">
            <text:p text:style-name="P25"/>
          </table:table-cell>
        </table:table-row>
        <table:table-row>
          <table:table-cell table:style-name="Tábla4.A2" office:value-type="string">
            <text:p text:style-name="P25">9.szint <text:s/>-</text:p>
          </table:table-cell>
          <table:table-cell table:style-name="Tábla4.B2" office:value-type="string">
            <text:p text:style-name="P25"/>
          </table:table-cell>
        </table:table-row>
        <table:table-row>
          <table:table-cell table:style-name="Tábla4.A2" office:value-type="string">
            <text:p text:style-name="P25">12.szint -</text:p>
          </table:table-cell>
          <table:table-cell table:style-name="Tábla4.B2" office:value-type="string">
            <text:p text:style-name="P25"/>
          </table:table-cell>
        </table:table-row>
        <table:table-row>
          <table:table-cell table:style-name="Tábla4.A2" office:value-type="string">
            <text:p text:style-name="P25">15.szint -</text:p>
          </table:table-cell>
          <table:table-cell table:style-name="Tábla4.B2" office:value-type="string">
            <text:p text:style-name="P25"/>
          </table:table-cell>
        </table:table-row>
      </table:table>
      <text:p text:style-name="Standard"/>
      <text:h text:style-name="P1" text:outline-level="2">Pszi fortélyok diszciplínái</text:h>
      <text:h text:style-name="Heading_20_4" text:outline-level="4">Regenerálódó elme</text:h>
      <text:list text:style-name="L9">
        <text:list-item>
          <text:p text:style-name="P119">A karakternek gyorsabban regenerálódnak a pszi pontjai. (dupla sebesség).</text:p>
        </text:list-item>
        <text:list-item>
          <text:p text:style-name="P119">Többször is felvehető!</text:p>
        </text:list-item>
        <text:list-item>
          <text:p text:style-name="P119">Kell ez? A iskolától függően most is más már a visszarérés üteme.</text:p>
        </text:list-item>
      </text:list>
      <text:p text:style-name="P67"><text:span text:style-name="T4">Követelmény</text:span>: <text:span text:style-name="T2">TODO</text:span></text:p>
      <text:h text:style-name="Heading_20_4" text:outline-level="4">Védelem regenerálása</text:h>
      <text:list text:style-name="L10">
        <text:list-item>
          <text:p text:style-name="P120">Külön felvehető pszi-fortély legyen? (Inkább ne, mert aki nem veszi fel, az nagy hátrányba kerül)</text:p>
        </text:list-item>
        <text:list-item>
          <text:p text:style-name="P120">Legyen nagy pontigénye (1VÉ=3 Pszi pont)</text:p>
        </text:list-item>
      </text:list>
      <text:p text:style-name="P30"><text:span text:style-name="T4">Követelmény</text:span>: <text:span text:style-name="T2">TODO</text:span></text:p>
      <text:h text:style-name="Heading_20_4" text:outline-level="4">Testhő változtatás</text:h>
      <text:p text:style-name="P30">Ez a Slan technika kiszivárgott az „alsóbb” iskolákba, így külön Fortélyként megtanulható <text:s/>egyszerű Pszí diszciplínaként is a Testkontroll diszciplína alatt.</text:p>
      <text:p text:style-name="Text_20_body"><text:span text:style-name="T14">Követelmény</text:span><text:span text:style-name="T15">: </text:span></text:p>
      <text:h text:style-name="Heading_20_4" text:outline-level="4">Tetszhalál</text:h>
      <text:p text:style-name="P30">Ez a Slan technika kiszivárgott az „alsóbb” tradíciókba, így külön Fortélyként megtanulható <text:s/>egyszerű Pszí diszciplínaként is a Testkontroll diszciplína alatt.</text:p>
      <text:p text:style-name="Text_20_body"><text:span text:style-name="T14">Követelmény</text:span><text:span text:style-name="T15">: </text:span></text:p>
      <text:h text:style-name="Heading_20_4" text:outline-level="4">Zárt elme</text:h>
      <text:p text:style-name="Text_20_body">Képes az elmefürkészést becsapni. Fejvadászok, orvgyilkosok kedvelt diszciplínája.</text:p>
      <text:p text:style-name="P31">Kidolgozni</text:p>
      <text:p text:style-name="Text_20_body"/>
      <text:h text:style-name="Heading_20_4" text:outline-level="4">Abszolút látás</text:h>
      <text:p text:style-name="P31">TODO: Leírni.</text:p>
      <text:p text:style-name="Text_20_body"><text:span text:style-name="T14">Követelmény</text:span><text:span text:style-name="T15">: Pszí-</text:span>Harmadik szem iskola: <text:span text:style-name="T2">6.szint</text:span></text:p>
      <text:p text:style-name="P31"/>
      <text:h text:style-name="Heading_20_4" text:outline-level="4">Tudati háló </text:h>
      <text:p text:style-name="P66">Olyan, mint a Pszí-mesteres haonwelli a novellában (sequaidon háló-szerűség)).</text:p>
      <text:p text:style-name="P66"><text:span text:style-name="T4">Követelmény</text:span>: </text:p>
      <text:list text:style-name="L11">
        <text:list-item>
          <text:p text:style-name="P117">Pszí-Kommunikáció iskola – 12.szint</text:p>
        </text:list-item>
        <text:list-item>
          <text:p text:style-name="P118">Összpontosítás - 12. szint</text:p>
        </text:list-item>
      </text:list>
      <text:p text:style-name="P66"><text:s/>Pszí pont igény: <text:span text:style-name="T9">Z + N x (háló tagok száma)</text:span></text:p>
      <text:p text:style-name="P66"/>
      <text:h text:style-name="Heading_20_4" text:outline-level="4">Lehallgatás</text:h>
      <text:p text:style-name="P66">Le lehet hallgatni pszí kommunikációt.</text:p>
      <text:p text:style-name="P68">Kérdéses: hatótáv, pszí pont igény, stb (TODO)</text:p>
      <text:p text:style-name="P66"><text:span text:style-name="T4">Követelmény</text:span>: </text:p>
      <text:list text:style-name="L11">
        <text:list-item text:start-value="1">
          <text:p text:style-name="P118">Összpontosítás - 9. szint</text:p>
        </text:list-item>
      </text:list>
      <text:p text:style-name="P67"/>
      <text:p text:style-name="P3"/>
      <text:h text:style-name="Heading_20_2" text:outline-level="2"><text:span text:style-name="T19">[ELAVULT]</text:span> Pszi pont igények iskolák szerint</text:h>
      <table:table table:name="Tábla2" table:style-name="Tábla2">
        <table:table-column table:style-name="Tábla2.A"/>
        <table:table-column table:style-name="Tábla2.B"/>
        <table:table-column table:style-name="Tábla2.C" table:number-columns-repeated="5"/>
        <table:table-header-rows>
          <table:table-row>
            <table:table-cell table:style-name="Tábla2.A1" table:number-columns-spanned="7" office:value-type="string">
              <text:p text:style-name="P58">Általános pszi iskolák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ábla2.A2" office:value-type="string">
            <text:p text:style-name="P52"/>
          </table:table-cell>
          <table:table-cell table:style-name="Tábla2.B2" office:value-type="string">
            <text:p text:style-name="P57">Fok</text:p>
          </table:table-cell>
          <table:table-cell table:style-name="Tábla2.A2" office:value-type="string">
            <text:p text:style-name="P57">Godoni alapú</text:p>
          </table:table-cell>
          <table:table-cell table:style-name="Tábla2.A2" office:value-type="string">
            <text:p text:style-name="P57">Kyr gyökerű</text:p>
          </table:table-cell>
          <table:table-cell table:style-name="Tábla2.A2" office:value-type="string">
            <text:p text:style-name="P52">Dzsenn eredetű</text:p>
          </table:table-cell>
          <table:table-cell table:style-name="Tábla2.A2" office:value-type="string">
            <text:p text:style-name="P52">Aquir eredetű<text:line-break/>(Birodalmi)</text:p>
          </table:table-cell>
          <table:table-cell table:style-name="Tábla2.G2" office:value-type="string">
            <text:p text:style-name="P52">Elf</text:p>
          </table:table-cell>
        </table:table-row>
        <table:table-row>
          <table:table-cell table:style-name="Tábla2.A3" office:value-type="string">
            <text:p text:style-name="P51">Csettintés</text:p>
          </table:table-cell>
          <table:table-cell table:style-name="Tábla2.B3" office:value-type="string">
            <text:p text:style-name="P51">Af</text:p>
          </table:table-cell>
          <table:table-cell table:style-name="Tábla2.A3" office:value-type="string">
            <text:p text:style-name="P51">1</text:p>
          </table:table-cell>
          <table:table-cell table:style-name="Tábla2.A3" office:value-type="string">
            <text:p text:style-name="P51">1</text:p>
          </table:table-cell>
          <table:table-cell table:style-name="Tábla2.A3" office:value-type="string">
            <text:p text:style-name="P64">1</text:p>
          </table:table-cell>
          <table:table-cell table:style-name="Tábla2.A3" office:value-type="string">
            <text:p text:style-name="P51">1</text:p>
          </table:table-cell>
          <table:table-cell table:style-name="Tábla2.G3" office:value-type="string">
            <text:p text:style-name="P51">1</text:p>
          </table:table-cell>
        </table:table-row>
        <table:table-row>
          <table:table-cell table:style-name="Tábla2.A3" office:value-type="string">
            <text:p text:style-name="P51">Dinamikus pajzs</text:p>
          </table:table-cell>
          <table:table-cell table:style-name="Tábla2.B3" office:value-type="string">
            <text:p text:style-name="P51">Af</text:p>
          </table:table-cell>
          <table:table-cell table:style-name="Tábla2.A3" office:value-type="string">
            <text:p text:style-name="P72">X / E</text:p>
          </table:table-cell>
          <table:table-cell table:style-name="Tábla2.A3" office:value-type="string">
            <text:p text:style-name="P72">X / E</text:p>
          </table:table-cell>
          <table:table-cell table:style-name="Tábla2.A3" office:value-type="string">
            <text:p text:style-name="P72">X / E</text:p>
          </table:table-cell>
          <table:table-cell table:style-name="Tábla2.A3" office:value-type="string">
            <text:p text:style-name="P72">X / E</text:p>
          </table:table-cell>
          <table:table-cell table:style-name="Tábla2.G3" office:value-type="string">
            <text:p text:style-name="P72">X / E</text:p>
          </table:table-cell>
        </table:table-row>
        <table:table-row>
          <table:table-cell table:style-name="Tábla2.A3" office:value-type="string">
            <text:p text:style-name="P51">Egyensúly</text:p>
          </table:table-cell>
          <table:table-cell table:style-name="Tábla2.B3" office:value-type="string">
            <text:p text:style-name="P51">Af</text:p>
          </table:table-cell>
          <table:table-cell table:style-name="Tábla2.C5" office:value-type="string">
            <text:p text:style-name="P64">2 / E</text:p>
          </table:table-cell>
          <table:table-cell table:style-name="Tábla2.A3" office:value-type="string">
            <text:p text:style-name="P65">2 / E</text:p>
          </table:table-cell>
          <table:table-cell table:style-name="Tábla2.A3" office:value-type="string">
            <text:p text:style-name="P74">3/E</text:p>
          </table:table-cell>
          <table:table-cell table:style-name="Tábla2.A3" office:value-type="string">
            <text:p text:style-name="P64">2 / E</text:p>
          </table:table-cell>
          <table:table-cell table:style-name="Tábla2.G3" office:value-type="string">
            <text:p text:style-name="P75">1 / E</text:p>
          </table:table-cell>
        </table:table-row>
        <table:table-row>
          <table:table-cell table:style-name="Tábla2.A3" office:value-type="string">
            <text:p text:style-name="P51">Emlékfelidézés</text:p>
          </table:table-cell>
          <table:table-cell table:style-name="Tábla2.B3" office:value-type="string">
            <text:p text:style-name="P51">Af, Mf</text:p>
          </table:table-cell>
          <table:table-cell table:style-name="Tábla2.C5" office:value-type="string">
            <text:p text:style-name="P64">1 / E</text:p>
          </table:table-cell>
          <table:table-cell table:style-name="Tábla2.A3" office:value-type="string">
            <text:p text:style-name="P64">1 / E</text:p>
          </table:table-cell>
          <table:table-cell table:style-name="Tábla2.A3" office:value-type="string">
            <text:p text:style-name="P75">1 / 2E</text:p>
          </table:table-cell>
          <table:table-cell table:style-name="Tábla2.A3" office:value-type="string">
            <text:p text:style-name="P74">2 / E</text:p>
          </table:table-cell>
          <table:table-cell table:style-name="Tábla2.G3" office:value-type="string">
            <text:p text:style-name="P75">1 / 2E</text:p>
          </table:table-cell>
        </table:table-row>
        <table:table-row>
          <table:table-cell table:style-name="Tábla2.A3" office:value-type="string">
            <text:p text:style-name="P51">Ébredés</text:p>
          </table:table-cell>
          <table:table-cell table:style-name="Tábla2.B3" office:value-type="string">
            <text:p text:style-name="P51">Af</text:p>
          </table:table-cell>
          <table:table-cell table:style-name="Tábla2.A3" office:value-type="string">
            <text:p text:style-name="P51">1</text:p>
          </table:table-cell>
          <table:table-cell table:style-name="Tábla2.A3" office:value-type="string">
            <text:p text:style-name="P51">1</text:p>
          </table:table-cell>
          <table:table-cell table:style-name="Tábla2.A3" office:value-type="string">
            <text:p text:style-name="P75">0</text:p>
          </table:table-cell>
          <table:table-cell table:style-name="Tábla2.A3" office:value-type="string">
            <text:p text:style-name="P74">2</text:p>
          </table:table-cell>
          <table:table-cell table:style-name="Tábla2.G3" office:value-type="string">
            <text:p text:style-name="P51">1</text:p>
          </table:table-cell>
        </table:table-row>
        <table:table-row>
          <table:table-cell table:style-name="Tábla2.A3" office:value-type="string">
            <text:p text:style-name="P51">Ébresztés</text:p>
          </table:table-cell>
          <table:table-cell table:style-name="Tábla2.B3" office:value-type="string">
            <text:p text:style-name="P51">Mf</text:p>
          </table:table-cell>
          <table:table-cell table:style-name="Tábla2.A3" office:value-type="string">
            <text:p text:style-name="P51">1</text:p>
          </table:table-cell>
          <table:table-cell table:style-name="Tábla2.A3" office:value-type="string">
            <text:p text:style-name="P51">1</text:p>
          </table:table-cell>
          <table:table-cell table:style-name="Tábla2.A3" office:value-type="string">
            <text:p text:style-name="P75">0</text:p>
          </table:table-cell>
          <table:table-cell table:style-name="Tábla2.A3" office:value-type="string">
            <text:p text:style-name="P74">2</text:p>
          </table:table-cell>
          <table:table-cell table:style-name="Tábla2.G3" office:value-type="string">
            <text:p text:style-name="P51">1</text:p>
          </table:table-cell>
        </table:table-row>
        <table:table-row>
          <table:table-cell table:style-name="Tábla2.A3" office:value-type="string">
            <text:p text:style-name="P51">Érzékélesítés</text:p>
          </table:table-cell>
          <table:table-cell table:style-name="Tábla2.B3" office:value-type="string">
            <text:p text:style-name="P51">Af, Mf</text:p>
          </table:table-cell>
          <table:table-cell table:style-name="Tábla2.A3" office:value-type="string">
            <text:p text:style-name="P51">2 / E</text:p>
          </table:table-cell>
          <table:table-cell table:style-name="Tábla2.A3" office:value-type="string">
            <text:p text:style-name="P74">3/E</text:p>
          </table:table-cell>
          <table:table-cell table:style-name="Tábla2.A3" office:value-type="string">
            <text:p text:style-name="P74">3/E</text:p>
          </table:table-cell>
          <table:table-cell table:style-name="Tábla2.C5" office:value-type="string">
            <text:p text:style-name="P64">2/E</text:p>
          </table:table-cell>
          <table:table-cell table:style-name="Tábla2.G3" office:value-type="string">
            <text:p text:style-name="P51">2 / E</text:p>
          </table:table-cell>
        </table:table-row>
        <table:table-row>
          <table:table-cell table:style-name="Tábla2.A3" office:value-type="string">
            <text:p text:style-name="P51">Érzéktisztítás</text:p>
          </table:table-cell>
          <table:table-cell table:style-name="Tábla2.B3" office:value-type="string">
            <text:p text:style-name="P51">Af</text:p>
          </table:table-cell>
          <table:table-cell table:style-name="Tábla2.A3" office:value-type="string">
            <text:p text:style-name="P51">1</text:p>
          </table:table-cell>
          <table:table-cell table:style-name="Tábla2.A3" office:value-type="string">
            <text:p text:style-name="P74">2</text:p>
          </table:table-cell>
          <table:table-cell table:style-name="Tábla2.A3" office:value-type="string">
            <text:p text:style-name="P64">1</text:p>
          </table:table-cell>
          <table:table-cell table:style-name="Tábla2.C5" office:value-type="string">
            <text:p text:style-name="P64">1</text:p>
          </table:table-cell>
          <table:table-cell table:style-name="Tábla2.G3" office:value-type="string">
            <text:p text:style-name="P51">1</text:p>
          </table:table-cell>
        </table:table-row>
        <table:table-row>
          <table:table-cell table:style-name="Tábla2.A3" office:value-type="string">
            <text:p text:style-name="P72">Fájdalomcsillapítás</text:p>
          </table:table-cell>
          <table:table-cell table:style-name="Tábla2.B3" office:value-type="string">
            <text:p text:style-name="P72">Af, Mf</text:p>
          </table:table-cell>
          <table:table-cell table:style-name="Tábla2.A3" office:value-type="string">
            <text:p text:style-name="P72">1 / FP ??</text:p>
          </table:table-cell>
          <table:table-cell table:style-name="Tábla2.A3" office:value-type="string">
            <text:p text:style-name="P74"/>
          </table:table-cell>
          <table:table-cell table:style-name="Tábla2.A3" office:value-type="string">
            <text:p text:style-name="P72">1 / FP ??</text:p>
          </table:table-cell>
          <table:table-cell table:style-name="Tábla2.A3" office:value-type="string">
            <text:p text:style-name="P75"/>
          </table:table-cell>
          <table:table-cell table:style-name="Tábla2.G3" office:value-type="string">
            <text:p text:style-name="P72">1 / FP ??</text:p>
          </table:table-cell>
        </table:table-row>
        <table:table-row>
          <table:table-cell table:style-name="Tábla2.A3" office:value-type="string">
            <text:p text:style-name="P51">Hatodik érzék</text:p>
          </table:table-cell>
          <table:table-cell table:style-name="Tábla2.B3" office:value-type="string">
            <text:p text:style-name="P76">Af (Mf??)</text:p>
          </table:table-cell>
          <table:table-cell table:style-name="Tábla2.A3" office:value-type="string">
            <text:p text:style-name="P51">5</text:p>
          </table:table-cell>
          <table:table-cell table:style-name="Tábla2.A3" office:value-type="string">
            <text:p text:style-name="P75">4</text:p>
          </table:table-cell>
          <table:table-cell table:style-name="Tábla2.A3" office:value-type="string">
            <text:p text:style-name="P51">5</text:p>
          </table:table-cell>
          <table:table-cell table:style-name="Tábla2.A3" office:value-type="string">
            <text:p text:style-name="P51">5</text:p>
          </table:table-cell>
          <table:table-cell table:style-name="Tábla2.G3" office:value-type="string">
            <text:p text:style-name="P74">??</text:p>
          </table:table-cell>
        </table:table-row>
        <table:table-row>
          <table:table-cell table:style-name="Tábla2.A3" office:value-type="string">
            <text:p text:style-name="P72">Pszi lökés (átdolgozni!)</text:p>
          </table:table-cell>
          <table:table-cell table:style-name="Tábla2.B3" office:value-type="string">
            <text:p text:style-name="P51">Mf</text:p>
          </table:table-cell>
          <table:table-cell table:style-name="Tábla2.A3" office:value-type="string">
            <text:p text:style-name="P64">Leírás; X=5</text:p>
          </table:table-cell>
          <table:table-cell table:style-name="Tábla2.A3" office:value-type="string">
            <text:p text:style-name="P75">Leírás; X=4</text:p>
          </table:table-cell>
          <table:table-cell table:style-name="Tábla2.A3" office:value-type="string">
            <text:p text:style-name="P64">Leírás; X=5</text:p>
          </table:table-cell>
          <table:table-cell table:style-name="Tábla2.A3" office:value-type="string">
            <text:p text:style-name="P64">Leírás; X=5</text:p>
          </table:table-cell>
          <table:table-cell table:style-name="Tábla2.G3" office:value-type="string">
            <text:p text:style-name="P74">Leírás; X=6</text:p>
          </table:table-cell>
        </table:table-row>
        <table:table-row>
          <table:table-cell table:style-name="Tábla2.A3" office:value-type="string">
            <text:p text:style-name="P51">Pszi ostrom</text:p>
          </table:table-cell>
          <table:table-cell table:style-name="Tábla2.B3" office:value-type="string">
            <text:p text:style-name="P51">Mf</text:p>
          </table:table-cell>
          <table:table-cell table:style-name="Tábla2.A3" office:value-type="string">
            <text:p text:style-name="P72">3 + leírás</text:p>
          </table:table-cell>
          <table:table-cell table:style-name="Tábla2.A3" office:value-type="string">
            <text:p text:style-name="P72">3 + leírás</text:p>
          </table:table-cell>
          <table:table-cell table:style-name="Tábla2.A3" office:value-type="string">
            <text:p text:style-name="P72">3 + leírás</text:p>
          </table:table-cell>
          <table:table-cell table:style-name="Tábla2.A3" office:value-type="string">
            <text:p text:style-name="P72">3 + leírás</text:p>
          </table:table-cell>
          <table:table-cell table:style-name="Tábla2.G3" office:value-type="string">
            <text:p text:style-name="P72">3 + leírás</text:p>
          </table:table-cell>
        </table:table-row>
        <table:table-row>
          <table:table-cell table:style-name="Tábla2.A3" office:value-type="string">
            <text:p text:style-name="P51">Pszi roham</text:p>
          </table:table-cell>
          <table:table-cell table:style-name="Tábla2.B3" office:value-type="string">
            <text:p text:style-name="P51">Af</text:p>
          </table:table-cell>
          <table:table-cell table:style-name="Tábla2.A3" office:value-type="string">
            <text:p text:style-name="P51">Összes <text:span text:style-name="T16">ψ</text:span> pont</text:p>
          </table:table-cell>
          <table:table-cell table:style-name="Tábla2.A3" office:value-type="string">
            <text:p text:style-name="P51">Összes <text:span text:style-name="T16">ψ</text:span> pont</text:p>
          </table:table-cell>
          <table:table-cell table:style-name="Tábla2.C5" office:value-type="string">
            <text:p text:style-name="P51">Összes <text:span text:style-name="T16">ψ</text:span> pont</text:p>
          </table:table-cell>
          <table:table-cell table:style-name="Tábla2.F15" office:value-type="string">
            <text:p text:style-name="P75">Összes <text:span text:style-name="T16">ψ</text:span> pont + bónusz</text:p>
          </table:table-cell>
          <table:table-cell table:style-name="Tábla2.G15" office:value-type="string">
            <text:p text:style-name="P74">Összes <text:span text:style-name="T16">ψ</text:span> pont <text:s/>- büntetés</text:p>
          </table:table-cell>
        </table:table-row>
        <table:table-row>
          <table:table-cell table:style-name="Tábla2.A3" office:value-type="string">
            <text:p text:style-name="P51">Statikus pajzs</text:p>
          </table:table-cell>
          <table:table-cell table:style-name="Tábla2.B3" office:value-type="string">
            <text:p text:style-name="P51">Af</text:p>
          </table:table-cell>
          <table:table-cell table:style-name="Tábla2.A3" office:value-type="string">
            <text:p text:style-name="P72">5 / E</text:p>
          </table:table-cell>
          <table:table-cell table:style-name="Tábla2.A3" office:value-type="string">
            <text:p text:style-name="P72">5 / E</text:p>
          </table:table-cell>
          <table:table-cell table:style-name="Tábla2.A3" office:value-type="string">
            <text:p text:style-name="P72">5 / E</text:p>
          </table:table-cell>
          <table:table-cell table:style-name="Tábla2.A3" office:value-type="string">
            <text:p text:style-name="P72">5 / E</text:p>
          </table:table-cell>
          <table:table-cell table:style-name="Tábla2.G3" office:value-type="string">
            <text:p text:style-name="P72">5 / E</text:p>
          </table:table-cell>
        </table:table-row>
        <table:table-row>
          <table:table-cell table:style-name="Tábla2.A3" office:value-type="string">
            <text:p text:style-name="P51">Telekinézis</text:p>
          </table:table-cell>
          <table:table-cell table:style-name="Tábla2.B3" office:value-type="string">
            <text:p text:style-name="P51">Mf</text:p>
          </table:table-cell>
          <table:table-cell table:style-name="Tábla2.A3" office:value-type="string">
            <text:p text:style-name="P64">Leírás; X=5</text:p>
          </table:table-cell>
          <table:table-cell table:style-name="Tábla2.A3" office:value-type="string">
            <text:p text:style-name="P75">Leírás; X=4</text:p>
          </table:table-cell>
          <table:table-cell table:style-name="Tábla2.A3" office:value-type="string">
            <text:p text:style-name="P64">Leírás; X=5</text:p>
          </table:table-cell>
          <table:table-cell table:style-name="Tábla2.A3" office:value-type="string">
            <text:p text:style-name="P64">Leírás; X=5</text:p>
          </table:table-cell>
          <table:table-cell table:style-name="Tábla2.G3" office:value-type="string">
            <text:p text:style-name="P74">Leírás; X=6</text:p>
          </table:table-cell>
        </table:table-row>
        <table:table-row>
          <table:table-cell table:style-name="Tábla2.A3" office:value-type="string">
            <text:p text:style-name="P51">Telepátia</text:p>
          </table:table-cell>
          <table:table-cell table:style-name="Tábla2.B3" office:value-type="string">
            <text:p text:style-name="P51">(Af), Mf</text:p>
          </table:table-cell>
          <table:table-cell table:style-name="Tábla2.A3" office:value-type="string">
            <text:p text:style-name="P64">Leírás; X=5</text:p>
          </table:table-cell>
          <table:table-cell table:style-name="Tábla2.A3" office:value-type="string">
            <text:p text:style-name="P64">Leírás; X=5</text:p>
          </table:table-cell>
          <table:table-cell table:style-name="Tábla2.A3" office:value-type="string">
            <text:p text:style-name="P75">Leírás; X=4</text:p>
          </table:table-cell>
          <table:table-cell table:style-name="Tábla2.A3" office:value-type="string">
            <text:p text:style-name="P74">Leírás; X=6</text:p>
          </table:table-cell>
          <table:table-cell table:style-name="Tábla2.G3" office:value-type="string">
            <text:p text:style-name="P75">Leírás; X=4</text:p>
          </table:table-cell>
        </table:table-row>
        <table:table-row>
          <table:table-cell table:style-name="Tábla2.A3" office:value-type="string">
            <text:p text:style-name="P51">Tulajdonság javítás</text:p>
          </table:table-cell>
          <table:table-cell table:style-name="Tábla2.B3" office:value-type="string">
            <text:p text:style-name="P51">Af, Mf</text:p>
          </table:table-cell>
          <table:table-cell table:style-name="Tábla2.A3" office:value-type="string">
            <text:p text:style-name="P64">Leírás; X=5</text:p>
          </table:table-cell>
          <table:table-cell table:style-name="Tábla2.A3" office:value-type="string">
            <text:p text:style-name="P74">Leírás; X=6</text:p>
          </table:table-cell>
          <table:table-cell table:style-name="Tábla2.A3" office:value-type="string">
            <text:p text:style-name="P74">Leírás; X=6</text:p>
          </table:table-cell>
          <table:table-cell table:style-name="Tábla2.A3" office:value-type="string">
            <text:p text:style-name="P75">Leírás; X=4</text:p>
          </table:table-cell>
          <table:table-cell table:style-name="Tábla2.G3" office:value-type="string">
            <text:p text:style-name="P75">Leírás; X=4</text:p>
          </table:table-cell>
        </table:table-row>
      </table:table>
      <text:p text:style-name="Standard"/>
      <text:h text:style-name="Heading_20_3" text:outline-level="3">Régi Iskolák</text:h>
      <text:p text:style-name="P37">TODO: Na ezek alá kéne betenni az egyes diszciplínákat. Ha van új, azokat is. Még nincsenek az iskolák kőbe vésve, szóval lehet még variálni velük.</text:p>
      <text:list text:style-name="L12">
        <text:list-item>
          <text:p text:style-name="P100">Harmadik szem iskola</text:p>
        </text:list-item>
        <text:list-item>
          <text:p text:style-name="P106">Érzékelések, ,,szemek"</text:p>
        </text:list-item>
        <text:list-item>
          <text:p text:style-name="P100">Szellemnyelv iskola</text:p>
        </text:list-item>
        <text:list-item>
          <text:p text:style-name="P106">Kommunikáció alapú diszciplínák</text:p>
        </text:list-item>
        <text:list-item>
          <text:p text:style-name="P100">Testkontroll iskola</text:p>
        </text:list-item>
        <text:list-item>
          <text:p text:style-name="P106">Tulajdonságnövelés</text:p>
        </text:list-item>
        <text:list-item>
          <text:p text:style-name="P100">Szellemkéz iskola</text:p>
        </text:list-item>
        <text:list-item>
          <text:p text:style-name="P106">Telekinézis, Lökés, <text:span text:style-name="T3">Roham?</text:span></text:p>
        </text:list-item>
        <text:list-item>
          <text:p text:style-name="P100">Tudatkontroll iskola</text:p>
        </text:list-item>
        <text:list-item>
          <text:p text:style-name="P106">Emlékezés, Ébredés, <text:span text:style-name="T3">Jelentéktelenség(Slan?)</text:span></text:p>
        </text:list-item>
        <text:list-item>
          <text:p text:style-name="P100">Tudati támadás iskola</text:p>
        </text:list-item>
        <text:list-item>
          <text:p text:style-name="P106">Kínokozás, Pszí ostrom, Mágikus tekintet</text:p>
        </text:list-item>
        <text:list-item>
          <text:p text:style-name="P100">Tudati védelem iskola</text:p>
        </text:list-item>
        <text:list-item>
          <text:p text:style-name="P106">Statikus pajzs, Dinamikus pajzs, Membrán(fortély?)</text:p>
        </text:list-item>
        <text:list-item>
          <text:p text:style-name="P100">Kyr energia-gyűjtés iskola: </text:p>
        </text:list-item>
      </text:list>
      <text:list text:style-name="L12">
        <text:list-item text:start-value="1">
          <text:p text:style-name="P106"><text:span text:style-name="T1">Csak</text:span> "Mozaikmágia" tradícióval rendelkező veheti fel ; Tartalma: a 3 féle Mana visszanyerési módszer</text:p>
        </text:list-item>
        <text:list-item>
          <text:p text:style-name="P100">„Spec. kultúrkör függő iskola" <text:s/></text:p>
        </text:list-item>
        <text:list-item>
          <text:p text:style-name="P106">Ez csak a felvett Pszí kultúrkörben tanulható! Van, hogy csak 1db spéci diszciplínát <text:soft-page-break/>tartalmaz. Pl. „Ryeki Félelemkeltés” diszciplína </text:p>
        </text:list-item>
      </text:list>
      <text:p text:style-name="P77"/>
      <text:p text:style-name="P14">Megjegyzés</text:p>
      <text:p text:style-name="P36">Tetszhalál, a Jelentéktelenség és esetleg a Testhő szabályozás is Slan technika, <text:span text:style-name="T1">nem</text:span> Pszí diszciplína.</text:p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/>
      <text:p text:style-name="P16"/>
      <text:p text:style-name="P20">--</text:p>
      <text:p text:style-name="P21">Creative Commons License</text:p>
      <text:p text:style-name="P19"><text:span text:style-name="T27">Ezen dokumentum maga, továbbá részletei, vagy másolatai kizárólag a Creative Commons <text:s/>„Nevezd meg!-Ne add el!-Így add tovább! 2.5 Magyarország” </text:span><text:span text:style-name="_5b_RPG_5d__20_Áthúzott"><text:span text:style-name="T26">Licenc feltételeinek megfelelően használható fel</text:span></text:span><text:span text:style-name="_5b_RPG_5d__20_Áthúzott"><text:span text:style-name="T22">. </text:span></text:span></text:p>
      <text:p text:style-name="P19"><text:span text:style-name="_5b_RPG_5d__20_Áthúzott"><text:span text:style-name="T23">Ailtas, 2008 </text:span></text:span></text:p>
      <text:p text:style-name="P19"><text:span text:style-name="_5b_RPG_5d__20_Áthúzott"><text:span text:style-name="T24">(</text:span></text:span><text:span text:style-name="_5b_RPG_5d__20_Áthúzott"><text:span text:style-name="T25">CC</text:span></text:span><text:span text:style-name="_5b_RPG_5d__20_Áthúzott"><text:span text:style-name="T24">(BY-NC-SA))</text:span></text:span><text:span text:style-name="_5b_RPG_5d__20_Áthúzott"><text:span text:style-name="T23"> Fekete Bálint, 2008</text:span></text:span></text:p>
      <text:p text:style-name="P19"><text:span text:style-name="_5b_RPG_5d__20_Áthúzott"><text:span text:style-name="T23">--</text:span></text:span></text:p>
      <text:p text:style-name="P19"><text:span text:style-name="_5b_RPG_5d__20_Áthúzott"><text:span text:style-name="T22"/></text:span></text:p>
      <text:p text:style-name="P19"><text:span text:style-name="_5b_RPG_5d__20_Áthúzott"><text:span text:style-name="T2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ahoma1" svg:font-family="Tahoma"/>
    <style:font-face style:name="Berylium" svg:font-family="Berylium" style:font-adornments="Félkövér dőlt" style:font-pitch="variable"/>
    <style:font-face style:name="FreeSerif2" svg:font-family="FreeSerif" style:font-adornments="Félkövér dőlt" style:font-pitch="variable"/>
    <style:font-face style:name="FreeSerif3" svg:font-family="FreeSerif" style:font-adornments="Normál" style:font-pitch="variable"/>
    <style:font-face style:name="Mufferaw" svg:font-family="Mufferaw" style:font-adornments="Félkövér" style:font-pitch="variable"/>
    <style:font-face style:name="Thryomanes" svg:font-family="Thryomanes" style:font-adornments="Félkövér" style:font-pitch="variable"/>
    <style:font-face style:name="FreeSerif4" svg:font-family="FreeSerif" style:font-family-generic="roman" style:font-pitch="variable"/>
    <style:font-face style:name="FreeSerif" svg:font-family="FreeSerif" style:font-adornments="Dőlt" style:font-family-generic="roman" style:font-pitch="variable"/>
    <style:font-face style:name="FreeSerif1" svg:font-family="FreeSerif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Dőlt" style:font-family-generic="swiss" style:font-pitch="variable"/>
    <style:font-face style:name="Verdana" svg:font-family="Verdana" style:font-adornments="Normá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Arial Unicode MS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15cm"/>
      <style:text-properties style:font-name="FreeSerif" fo:font-size="11pt" fo:font-style="italic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72cm" fo:margin-bottom="0.51cm" fo:background-color="transparent" style:shadow="#808080 0.18cm 0.18cm">
        <style:tab-stops/>
        <style:background-image/>
      </style:paragraph-properties>
      <style:text-properties style:font-name="Berylium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top="0.42cm" fo:margin-bottom="0.31cm" style:page-number="auto" fo:break-before="auto" fo:break-after="auto" fo:background-color="transparent" style:shadow="#808080 -0.12cm 0.12cm">
        <style:tab-stops/>
        <style:background-image/>
      </style:paragraph-properties>
      <style:text-properties style:font-name="FreeSerif1" fo:font-size="14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22cm" fo:margin-bottom="0.21cm" fo:text-indent="0cm" style:auto-text-indent="false" fo:background-color="transparent" style:shadow="#c0c0c0 0.049cm 0.049cm" text:number-lines="false" text:line-number="0">
        <style:tab-stops/>
        <style:background-image/>
      </style:paragraph-properties>
      <style:text-properties style:font-name="FreeSerif2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_5b_RPG_5d__20_Táblázattartalom_20_1" style:display-name="[RPG] Táblázattartalom 1" style:family="paragraph" style:parent-style-name="Table_20_Contents" style:master-page-name="">
      <style:paragraph-properties fo:margin-left="0cm" fo:margin-right="0cm" fo:margin-top="0cm" fo:margin-bottom="0cm" fo:text-align="center" style:justify-single-word="false" fo:keep-together="always" fo:text-indent="0cm" style:auto-text-indent="false" style:page-number="auto">
        <style:tab-stops/>
      </style:paragraph-properties>
      <style:text-properties style:font-name="FreeSerif3" fo:font-size="10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Táblázattartalom_20_2" style:display-name="[RPG] Táblázattartalom 2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3" fo:font-size="9pt"/>
    </style:style>
    <style:style style:name="_5b_RPG_5d__20_Megoldott" style:display-name="[RPG] Megoldott" style:family="paragraph" style:parent-style-name="Text_20_body" style:class="text">
      <style:paragraph-properties style:shadow="none"/>
      <style:text-properties fo:color="#999999" style:text-line-through-style="solid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KM100 szabályrendszer</dc:title>
    <dc:subject>Pszí</dc:subject>
    <dc:creator>Fekete Bálint</dc:creator>
    <dc:date>2008-04-14T15:25:33</dc:date>
    <meta:editing-cycles>3</meta:editing-cycles>
    <meta:editing-duration>PT20M12S</meta:editing-duration>
    <meta:user-defined meta:name="Info 1"/>
    <meta:user-defined meta:name="Info 2"/>
    <meta:user-defined meta:name="Info 3"/>
    <meta:user-defined meta:name="Info 4"/>
    <meta:document-statistic meta:table-count="11" meta:image-count="1" meta:object-count="0" meta:page-count="16" meta:paragraph-count="580" meta:word-count="2539" meta:character-count="17518"/>
  </office:meta>
</office:document-meta>
</file>